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65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24_20_5kHz">
      <style:table-properties table:display="true" style:writing-mode="lr-tb"/>
    </style:style>
    <style:style style:name="ta2" style:family="table" style:master-page-name="PageStyle_5f_D24_20_10_20_kHz">
      <style:table-properties table:display="true" style:writing-mode="lr-tb"/>
    </style:style>
    <style:style style:name="ta3" style:family="table" style:master-page-name="PageStyle_5f_D24_20_30kHz">
      <style:table-properties table:display="true" style:writing-mode="lr-tb"/>
    </style:style>
    <style:style style:name="ta4" style:family="table" style:master-page-name="PageStyle_5f_D24_20_100kHz">
      <style:table-properties table:display="true" style:writing-mode="lr-tb"/>
    </style:style>
    <style:style style:name="ta5" style:family="table" style:master-page-name="PageStyle_5f_D24_20_60kH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Calibri" style:font-name-asian="Tahoma" style:font-name-complex="Lohit Devanaga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24 5kHz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5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9"/>
          <table:table-cell office:value-type="string" calcext:value-type="string">
            <text:p>Root</text:p>
          </table:table-cell>
          <table:table-cell table:number-columns-repeated="4"/>
          <table:table-cell office:value-type="string" calcext:value-type="string">
            <text:p>Root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number-columns-repeated="3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.96" calcext:value-type="float">
            <text:p>18.96</text:p>
          </table:table-cell>
          <table:table-cell office:value-type="float" office:value="18.97" calcext:value-type="float">
            <text:p>18.97</text:p>
          </table:table-cell>
          <table:table-cell office:value-type="float" office:value="19" calcext:value-type="float">
            <text:p>19</text:p>
          </table:table-cell>
          <table:table-cell table:formula="of:=AVERAGE([.B4:.D4])" office:value-type="float" office:value="18.9766666666667" calcext:value-type="float">
            <text:p>18.9766666666667</text:p>
          </table:table-cell>
          <table:table-cell table:formula="of:=SQRT(((MAX([.B4:.D4])-MIN([.B4:.D4]))/2)^2+0.005^2)" office:value-type="float" office:value="0.0206155281280879" calcext:value-type="float">
            <text:p>0.020615528128088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4321015429488" calcext:value-type="float">
            <text:p>2.94321015429488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108636192489485" calcext:value-type="float">
            <text:p>0.00108636192489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8.9766666666667" calcext:value-type="float">
            <text:p>18.97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206155281280879" calcext:value-type="float">
            <text:p>0.020615528128088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625" calcext:value-type="float">
            <text:p>15.625</text:p>
          </table:table-cell>
          <table:table-cell office:value-type="float" office:value="15.62" calcext:value-type="float">
            <text:p>15.62</text:p>
          </table:table-cell>
          <table:table-cell office:value-type="float" office:value="15.61" calcext:value-type="float">
            <text:p>15.61</text:p>
          </table:table-cell>
          <table:table-cell table:formula="of:=AVERAGE([.B5:.D5])" office:value-type="float" office:value="15.6183333333333" calcext:value-type="float">
            <text:p>15.6183333333333</text:p>
          </table:table-cell>
          <table:table-cell table:formula="of:=SQRT(((MAX([.B5:.D5])-MIN([.B5:.D5]))/2)^2+0.005^2)" office:value-type="float" office:value="0.00901387818866021" calcext:value-type="float">
            <text:p>0.00901387818866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4844543790768" calcext:value-type="float">
            <text:p>2.74844543790768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0577134448105445" calcext:value-type="float">
            <text:p>0.0005771344481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6183333333333" calcext:value-type="float">
            <text:p>15.61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.195" calcext:value-type="float">
            <text:p>14.195</text:p>
          </table:table-cell>
          <table:table-cell office:value-type="float" office:value="14.165" calcext:value-type="float">
            <text:p>14.165</text:p>
          </table:table-cell>
          <table:table-cell office:value-type="float" office:value="14.16" calcext:value-type="float">
            <text:p>14.16</text:p>
          </table:table-cell>
          <table:table-cell table:formula="of:=AVERAGE([.B6:.D6])" office:value-type="float" office:value="14.1733333333333" calcext:value-type="float">
            <text:p>14.1733333333333</text:p>
          </table:table-cell>
          <table:table-cell table:formula="of:=SQRT(((MAX([.B6:.D6])-MIN([.B6:.D6]))/2)^2+0.005^2)" office:value-type="float" office:value="0.0182002747232014" calcext:value-type="float">
            <text:p>0.018200274723201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5136226480564" calcext:value-type="float">
            <text:p>2.65136226480564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128412098235193" calcext:value-type="float">
            <text:p>0.00128412098235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1733333333333" calcext:value-type="float">
            <text:p>14.17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.31" calcext:value-type="float">
            <text:p>13.31</text:p>
          </table:table-cell>
          <table:table-cell office:value-type="float" office:value="13.285" calcext:value-type="float">
            <text:p>13.285</text:p>
          </table:table-cell>
          <table:table-cell office:value-type="float" office:value="13.315" calcext:value-type="float">
            <text:p>13.315</text:p>
          </table:table-cell>
          <table:table-cell table:formula="of:=AVERAGE([.B7:.D7])" office:value-type="float" office:value="13.3033333333333" calcext:value-type="float">
            <text:p>13.3033333333333</text:p>
          </table:table-cell>
          <table:table-cell table:formula="of:=SQRT(((MAX([.B7:.D7])-MIN([.B7:.D7]))/2)^2+0.005^2)" office:value-type="float" office:value="0.0158113883008416" calcext:value-type="float">
            <text:p>0.015811388300842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58801463039253" calcext:value-type="float">
            <text:p>2.58801463039253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118852831126346" calcext:value-type="float">
            <text:p>0.00118852831126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3033333333333" calcext:value-type="float">
            <text:p>13.30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715" calcext:value-type="float">
            <text:p>13</text:p>
          </table:table-cell>
          <table:table-cell office:value-type="float" office:value="12.71" calcext:value-type="float">
            <text:p>12.71</text:p>
          </table:table-cell>
          <table:table-cell office:value-type="float" office:value="12.68" calcext:value-type="float">
            <text:p>12.68</text:p>
          </table:table-cell>
          <table:table-cell table:formula="of:=AVERAGE([.B8:.D8])" office:value-type="float" office:value="12.7016666666667" calcext:value-type="float">
            <text:p>12.7016666666667</text:p>
          </table:table-cell>
          <table:table-cell table:formula="of:=SQRT(((MAX([.B8:.D8])-MIN([.B8:.D8]))/2)^2+0.005^2)" office:value-type="float" office:value="0.0182002747232014" calcext:value-type="float">
            <text:p>0.018200274723201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4173321844997" calcext:value-type="float">
            <text:p>2.54173321844997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143290445268611" calcext:value-type="float">
            <text:p>0.00143290445268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7016666666667" calcext:value-type="float">
            <text:p>12.70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2.2" calcext:value-type="float">
            <text:p>12.2</text:p>
          </table:table-cell>
          <table:table-cell office:value-type="float" office:value="12.195" calcext:value-type="float">
            <text:p>12.195</text:p>
          </table:table-cell>
          <table:table-cell table:formula="of:=AVERAGE([.B9:.D9])" office:value-type="float" office:value="12.1983333333333" calcext:value-type="float">
            <text:p>12.1983333333333</text:p>
          </table:table-cell>
          <table:table-cell table:formula="of:=SQRT(((MAX([.B9:.D9])-MIN([.B9:.D9]))/2)^2+0.005^2)" office:value-type="float" office:value="0.00559016994374925" calcext:value-type="float">
            <text:p>0.005590169943749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0129933038508" calcext:value-type="float">
            <text:p>2.50129933038508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0458273256763158" calcext:value-type="float">
            <text:p>0.00045827325676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1983333333333" calcext:value-type="float">
            <text:p>12.19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59016994374925" calcext:value-type="float">
            <text:p>0.005590169943749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1.82" calcext:value-type="float">
            <text:p>11.82</text:p>
          </table:table-cell>
          <table:table-cell office:value-type="float" office:value="11.785" calcext:value-type="float">
            <text:p>11.785</text:p>
          </table:table-cell>
          <table:table-cell office:value-type="float" office:value="11.79" calcext:value-type="float">
            <text:p>11.79</text:p>
          </table:table-cell>
          <table:table-cell table:formula="of:=AVERAGE([.B10:.D10])" office:value-type="float" office:value="11.7983333333333" calcext:value-type="float">
            <text:p>11.7983333333333</text:p>
          </table:table-cell>
          <table:table-cell table:formula="of:=SQRT(((MAX([.B10:.D10])-MIN([.B10:.D10]))/2)^2+0.005^2)" office:value-type="float" office:value="0.0182002747232014" calcext:value-type="float">
            <text:p>0.018200274723201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6795827855804" calcext:value-type="float">
            <text:p>2.46795827855804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154261404632304" calcext:value-type="float">
            <text:p>0.00154261404632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1.7983333333333" calcext:value-type="float">
            <text:p>11.79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.545" calcext:value-type="float">
            <text:p>11.545</text:p>
          </table:table-cell>
          <table:table-cell office:value-type="float" office:value="11.54" calcext:value-type="float">
            <text:p>11.54</text:p>
          </table:table-cell>
          <table:table-cell office:value-type="float" office:value="11.53" calcext:value-type="float">
            <text:p>11.53</text:p>
          </table:table-cell>
          <table:table-cell table:formula="of:=AVERAGE([.B11:.D11])" office:value-type="float" office:value="11.5383333333333" calcext:value-type="float">
            <text:p>11.5383333333333</text:p>
          </table:table-cell>
          <table:table-cell table:formula="of:=SQRT(((MAX([.B11:.D11])-MIN([.B11:.D11]))/2)^2+0.005^2)" office:value-type="float" office:value="0.00901387818866021" calcext:value-type="float">
            <text:p>0.00901387818866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4567482546188" calcext:value-type="float">
            <text:p>2.44567482546188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0781211456477846" calcext:value-type="float">
            <text:p>0.00078121145647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5383333333333" calcext:value-type="float">
            <text:p>11.53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.27" calcext:value-type="float">
            <text:p>11.27</text:p>
          </table:table-cell>
          <table:table-cell office:value-type="float" office:value="11.305" calcext:value-type="float">
            <text:p>11.305</text:p>
          </table:table-cell>
          <table:table-cell office:value-type="float" office:value="11.31" calcext:value-type="float">
            <text:p>11.31</text:p>
          </table:table-cell>
          <table:table-cell table:formula="of:=AVERAGE([.B12:.D12])" office:value-type="float" office:value="11.295" calcext:value-type="float">
            <text:p>11.295</text:p>
          </table:table-cell>
          <table:table-cell table:formula="of:=SQRT(((MAX([.B12:.D12])-MIN([.B12:.D12]))/2)^2+0.005^2)" office:value-type="float" office:value="0.0206155281280887" calcext:value-type="float">
            <text:p>0.020615528128089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2436014991997" calcext:value-type="float">
            <text:p>2.42436014991997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182519062665682" calcext:value-type="float">
            <text:p>0.00182519062665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295" calcext:value-type="float">
            <text:p>11.29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206155281280887" calcext:value-type="float">
            <text:p>0.020615528128089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1" calcext:value-type="float">
            <text:p>11.1</text:p>
          </table:table-cell>
          <table:table-cell office:value-type="float" office:value="11.15" calcext:value-type="float">
            <text:p>11.15</text:p>
          </table:table-cell>
          <table:table-cell office:value-type="float" office:value="11.11" calcext:value-type="float">
            <text:p>11.11</text:p>
          </table:table-cell>
          <table:table-cell table:formula="of:=AVERAGE([.B13:.D13])" office:value-type="float" office:value="11.12" calcext:value-type="float">
            <text:p>11.12</text:p>
          </table:table-cell>
          <table:table-cell table:formula="of:=SQRT(((MAX([.B13:.D13])-MIN([.B13:.D13]))/2)^2+0.005^2)" office:value-type="float" office:value="0.0254950975679643" calcext:value-type="float">
            <text:p>0.025495097567964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0874528882244" calcext:value-type="float">
            <text:p>2.40874528882244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229272460143564" calcext:value-type="float">
            <text:p>0.002292724601436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12" calcext:value-type="float">
            <text:p>11.12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03" calcext:value-type="float">
            <text:p>11.03</text:p>
          </table:table-cell>
          <table:table-cell office:value-type="float" office:value="11.02" calcext:value-type="float">
            <text:p>11.02</text:p>
          </table:table-cell>
          <table:table-cell office:value-type="float" office:value="11.025" calcext:value-type="float">
            <text:p>11.025</text:p>
          </table:table-cell>
          <table:table-cell table:formula="of:=AVERAGE([.B14:.D14])" office:value-type="float" office:value="11.025" calcext:value-type="float">
            <text:p>11.025</text:p>
          </table:table-cell>
          <table:table-cell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0016542133291" calcext:value-type="float">
            <text:p>2.40016542133291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0641366694953778" calcext:value-type="float">
            <text:p>0.000641366694954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025" calcext:value-type="float">
            <text:p>11.02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.97" calcext:value-type="float">
            <text:p>10.97</text:p>
          </table:table-cell>
          <table:table-cell office:value-type="float" office:value="10.955" calcext:value-type="float">
            <text:p>10.955</text:p>
          </table:table-cell>
          <table:table-cell office:value-type="float" office:value="10.985" calcext:value-type="float">
            <text:p>10.985</text:p>
          </table:table-cell>
          <table:table-cell table:formula="of:=AVERAGE([.B15:.D15])" office:value-type="float" office:value="10.97" calcext:value-type="float">
            <text:p>10.97</text:p>
          </table:table-cell>
          <table:table-cell table:formula="of:=SQRT(((MAX([.B15:.D15])-MIN([.B15:.D15]))/2)^2+0.005^2)" office:value-type="float" office:value="0.0158113883008416" calcext:value-type="float">
            <text:p>0.015811388300842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39516427428714" calcext:value-type="float">
            <text:p>2.39516427428714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144132983599285" calcext:value-type="float">
            <text:p>0.00144132983599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0.97" calcext:value-type="float">
            <text:p>10.9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.92" calcext:value-type="float">
            <text:p>10.92</text:p>
          </table:table-cell>
          <table:table-cell office:value-type="float" office:value="10.93" calcext:value-type="float">
            <text:p>10.93</text:p>
          </table:table-cell>
          <table:table-cell office:value-type="float" office:value="10.9" calcext:value-type="float">
            <text:p>10.9</text:p>
          </table:table-cell>
          <table:table-cell table:formula="of:=AVERAGE([.B16:.D16])" office:value-type="float" office:value="10.9166666666667" calcext:value-type="float">
            <text:p>10.9166666666667</text:p>
          </table:table-cell>
          <table:table-cell table:formula="of:=SQRT(((MAX([.B16:.D16])-MIN([.B16:.D16]))/2)^2+0.005^2)" office:value-type="float" office:value="0.0158113883008416" calcext:value-type="float">
            <text:p>0.015811388300842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39029067341315" calcext:value-type="float">
            <text:p>2.39029067341315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144837144740534" calcext:value-type="float">
            <text:p>0.00144837144740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0.9166666666667" calcext:value-type="float">
            <text:p>10.9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.88" calcext:value-type="float">
            <text:p>10.88</text:p>
          </table:table-cell>
          <table:table-cell table:number-columns-repeated="2" office:value-type="float" office:value="10.855" calcext:value-type="float">
            <text:p>10.855</text:p>
          </table:table-cell>
          <table:table-cell table:formula="of:=AVERAGE([.B17:.D17])" office:value-type="float" office:value="10.8633333333333" calcext:value-type="float">
            <text:p>10.8633333333333</text:p>
          </table:table-cell>
          <table:table-cell table:formula="of:=SQRT(((MAX([.B17:.D17])-MIN([.B17:.D17]))/2)^2+0.005^2)" office:value-type="float" office:value="0.0134629120178364" calcext:value-type="float">
            <text:p>0.013462912017837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38539320418136" calcext:value-type="float">
            <text:p>2.38539320418136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123929843674468" calcext:value-type="float">
            <text:p>0.00123929843674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0.8633333333333" calcext:value-type="float">
            <text:p>10.86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134629120178364" calcext:value-type="float">
            <text:p>0.013462912017837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.85" calcext:value-type="float">
            <text:p>10.85</text:p>
          </table:table-cell>
          <table:table-cell office:value-type="float" office:value="10.835" calcext:value-type="float">
            <text:p>10.835</text:p>
          </table:table-cell>
          <table:table-cell office:value-type="float" office:value="10.85" calcext:value-type="float">
            <text:p>10.85</text:p>
          </table:table-cell>
          <table:table-cell table:formula="of:=AVERAGE([.B18:.D18])" office:value-type="float" office:value="10.845" calcext:value-type="float">
            <text:p>10.845</text:p>
          </table:table-cell>
          <table:table-cell table:formula="of:=SQRT(((MAX([.B18:.D18])-MIN([.B18:.D18]))/2)^2+0.005^2)" office:value-type="float" office:value="0.00901387818865947" calcext:value-type="float">
            <text:p>0.009013878188659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38370414427884" calcext:value-type="float">
            <text:p>2.38370414427884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0831155204117978" calcext:value-type="float">
            <text:p>0.000831155204118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0.845" calcext:value-type="float">
            <text:p>10.84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0901387818865947" calcext:value-type="float">
            <text:p>0.009013878188659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.845" calcext:value-type="float">
            <text:p>10.845</text:p>
          </table:table-cell>
          <table:table-cell table:number-columns-repeated="2" office:value-type="float" office:value="10.81" calcext:value-type="float">
            <text:p>10.81</text:p>
          </table:table-cell>
          <table:table-cell table:formula="of:=AVERAGE([.B19:.D19])" office:value-type="float" office:value="10.8216666666667" calcext:value-type="float">
            <text:p>10.8216666666667</text:p>
          </table:table-cell>
          <table:table-cell table:formula="of:=SQRT(((MAX([.B19:.D19])-MIN([.B19:.D19]))/2)^2+0.005^2)" office:value-type="float" office:value="0.0182002747232014" calcext:value-type="float">
            <text:p>0.018200274723201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38155029729234" calcext:value-type="float">
            <text:p>2.38155029729234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168183656767608" calcext:value-type="float">
            <text:p>0.001681836567676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0.8216666666667" calcext:value-type="float">
            <text:p>10.82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182002747232014" calcext:value-type="float">
            <text:p>0.018200274723201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0.82" calcext:value-type="float">
            <text:p>10.82</text:p>
          </table:table-cell>
          <table:table-cell office:value-type="float" office:value="10.795" calcext:value-type="float">
            <text:p>10.795</text:p>
          </table:table-cell>
          <table:table-cell office:value-type="float" office:value="10.77" calcext:value-type="float">
            <text:p>10.77</text:p>
          </table:table-cell>
          <table:table-cell table:formula="of:=AVERAGE([.B20:.D20])" office:value-type="float" office:value="10.795" calcext:value-type="float">
            <text:p>10.795</text:p>
          </table:table-cell>
          <table:table-cell table:formula="of:=SQRT(((MAX([.B20:.D20])-MIN([.B20:.D20]))/2)^2+0.005^2)" office:value-type="float" office:value="0.0254950975679643" calcext:value-type="float">
            <text:p>0.025495097567964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37908306396677" calcext:value-type="float">
            <text:p>2.37908306396677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236175058526765" calcext:value-type="float">
            <text:p>0.00236175058526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0.795" calcext:value-type="float">
            <text:p>10.79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.79" calcext:value-type="float">
            <text:p>10.79</text:p>
          </table:table-cell>
          <table:table-cell office:value-type="float" office:value="10.825" calcext:value-type="float">
            <text:p>10.825</text:p>
          </table:table-cell>
          <table:table-cell office:value-type="float" office:value="10.835" calcext:value-type="float">
            <text:p>10.835</text:p>
          </table:table-cell>
          <table:table-cell table:formula="of:=AVERAGE([.B21:.D21])" office:value-type="float" office:value="10.8166666666667" calcext:value-type="float">
            <text:p>10.8166666666667</text:p>
          </table:table-cell>
          <table:table-cell table:formula="of:=SQRT(((MAX([.B21:.D21])-MIN([.B21:.D21]))/2)^2+0.005^2)" office:value-type="float" office:value="0.023048861143233" calcext:value-type="float">
            <text:p>0.023048861143233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38108815448199" calcext:value-type="float">
            <text:p>2.38108815448199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21308654369707" calcext:value-type="float">
            <text:p>0.00213086543697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0.8166666666667" calcext:value-type="float">
            <text:p>10.8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23048861143233" calcext:value-type="float">
            <text:p>0.023048861143233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.965" calcext:value-type="float">
            <text:p>10.965</text:p>
          </table:table-cell>
          <table:table-cell office:value-type="float" office:value="10.94" calcext:value-type="float">
            <text:p>10.94</text:p>
          </table:table-cell>
          <table:table-cell office:value-type="float" office:value="10.98" calcext:value-type="float">
            <text:p>10.98</text:p>
          </table:table-cell>
          <table:table-cell table:formula="of:=AVERAGE([.B22:.D22])" office:value-type="float" office:value="10.9616666666667" calcext:value-type="float">
            <text:p>10.9616666666667</text:p>
          </table:table-cell>
          <table:table-cell table:formula="of:=SQRT(((MAX([.B22:.D22])-MIN([.B22:.D22]))/2)^2+0.005^2)" office:value-type="float" office:value="0.0206155281280887" calcext:value-type="float">
            <text:p>0.020615528128089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3944043380852" calcext:value-type="float">
            <text:p>2.3944043380852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18806928503654" calcext:value-type="float">
            <text:p>0.001880692850365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0.9616666666667" calcext:value-type="float">
            <text:p>10.96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206155281280887" calcext:value-type="float">
            <text:p>0.020615528128089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.63" calcext:value-type="float">
            <text:p>11.63</text:p>
          </table:table-cell>
          <table:table-cell office:value-type="float" office:value="11.26" calcext:value-type="float">
            <text:p>11.26</text:p>
          </table:table-cell>
          <table:table-cell office:value-type="float" office:value="11.3" calcext:value-type="float">
            <text:p>11.3</text:p>
          </table:table-cell>
          <table:table-cell table:formula="of:=AVERAGE([.B23:.D23])" office:value-type="float" office:value="11.3966666666667" calcext:value-type="float">
            <text:p>11.3966666666667</text:p>
          </table:table-cell>
          <table:table-cell table:formula="of:=SQRT(((MAX([.B23:.D23])-MIN([.B23:.D23]))/2)^2+0.005^2)" office:value-type="float" office:value="0.185067555233218" calcext:value-type="float">
            <text:p>0.185067555233218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333209149831" calcext:value-type="float">
            <text:p>2.4333209149831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162387442439208" calcext:value-type="float">
            <text:p>0.01623874424392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3966666666667" calcext:value-type="float">
            <text:p>11.39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185067555233218" calcext:value-type="float">
            <text:p>0.185067555233218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10 kHz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8.835" calcext:value-type="float">
            <text:p>18.835</text:p>
          </table:table-cell>
          <table:table-cell office:value-type="float" office:value="18.84" calcext:value-type="float">
            <text:p>18.84</text:p>
          </table:table-cell>
          <table:table-cell table:formula="of:=AVERAGE([.B4:.D4])" office:value-type="float" office:value="18.8366666666667" calcext:value-type="float">
            <text:p>18.8366666666667</text:p>
          </table:table-cell>
          <table:table-cell table:formula="of:=SQRT(((MAX([.B4:.D4])-MIN([.B4:.D4]))/2)^2+0.005^2)" office:value-type="float" office:value="0.00559016994374925" calcext:value-type="float">
            <text:p>0.005590169943749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3580532497364" calcext:value-type="float">
            <text:p>2.93580532497364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0296770657073929" calcext:value-type="float">
            <text:p>0.00029677065707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8.8366666666667" calcext:value-type="float">
            <text:p>18.83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0559016994374925" calcext:value-type="float">
            <text:p>0.005590169943749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36" calcext:value-type="float">
            <text:p>15.36</text:p>
          </table:table-cell>
          <table:table-cell office:value-type="float" office:value="15.375" calcext:value-type="float">
            <text:p>15.375</text:p>
          </table:table-cell>
          <table:table-cell office:value-type="float" office:value="15.345" calcext:value-type="float">
            <text:p>15.345</text:p>
          </table:table-cell>
          <table:table-cell table:formula="of:=AVERAGE([.B5:.D5])" office:value-type="float" office:value="15.36" calcext:value-type="float">
            <text:p>15.36</text:p>
          </table:table-cell>
          <table:table-cell table:formula="of:=SQRT(((MAX([.B5:.D5])-MIN([.B5:.D5]))/2)^2+0.005^2)" office:value-type="float" office:value="0.0158113883008416" calcext:value-type="float">
            <text:p>0.015811388300842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3176672771953" calcext:value-type="float">
            <text:p>2.73176672771953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102938725916937" calcext:value-type="float">
            <text:p>0.00102938725916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36" calcext:value-type="float">
            <text:p>15.36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3.86" calcext:value-type="float">
            <text:p>13.86</text:p>
          </table:table-cell>
          <table:table-cell office:value-type="float" office:value="13.835" calcext:value-type="float">
            <text:p>13.835</text:p>
          </table:table-cell>
          <table:table-cell table:formula="of:=AVERAGE([.B6:.D6])" office:value-type="float" office:value="13.8516666666667" calcext:value-type="float">
            <text:p>13.8516666666667</text:p>
          </table:table-cell>
          <table:table-cell table:formula="of:=SQRT(((MAX([.B6:.D6])-MIN([.B6:.D6]))/2)^2+0.005^2)" office:value-type="float" office:value="0.0134629120178356" calcext:value-type="float">
            <text:p>0.013462912017836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2840556233688" calcext:value-type="float">
            <text:p>2.62840556233688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0971934449609116" calcext:value-type="float">
            <text:p>0.00097193444960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3.8516666666667" calcext:value-type="float">
            <text:p>13.85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134629120178356" calcext:value-type="float">
            <text:p>0.013462912017836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55" calcext:value-type="float">
            <text:p>12.955</text:p>
          </table:table-cell>
          <table:table-cell office:value-type="float" office:value="12.95" calcext:value-type="float">
            <text:p>12.95</text:p>
          </table:table-cell>
          <table:table-cell table:formula="of:=AVERAGE([.B7:.D7])" office:value-type="float" office:value="12.9516666666667" calcext:value-type="float">
            <text:p>12.9516666666667</text:p>
          </table:table-cell>
          <table:table-cell table:formula="of:=SQRT(((MAX([.B7:.D7])-MIN([.B7:.D7]))/2)^2+0.005^2)" office:value-type="float" office:value="0.00559016994374965" calcext:value-type="float">
            <text:p>0.00559016994375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5612244799931" calcext:value-type="float">
            <text:p>2.5612244799931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043161780546259" calcext:value-type="float">
            <text:p>0.00043161780546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2.9516666666667" calcext:value-type="float">
            <text:p>12.95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0559016994374965" calcext:value-type="float">
            <text:p>0.00559016994375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335" calcext:value-type="float">
            <text:p>12</text:p>
          </table:table-cell>
          <table:table-cell office:value-type="float" office:value="12.345" calcext:value-type="float">
            <text:p>12.345</text:p>
          </table:table-cell>
          <table:table-cell office:value-type="float" office:value="12.34" calcext:value-type="float">
            <text:p>12.34</text:p>
          </table:table-cell>
          <table:table-cell table:formula="of:=AVERAGE([.B8:.D8])" office:value-type="float" office:value="12.34" calcext:value-type="float">
            <text:p>12.34</text:p>
          </table:table-cell>
          <table:table-cell table:formula="of:=SQRT(((MAX([.B8:.D8])-MIN([.B8:.D8]))/2)^2+0.005^2)" office:value-type="float" office:value="0.0070710678118654" calcext:value-type="float">
            <text:p>0.007071067811865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1284601847724" calcext:value-type="float">
            <text:p>2.51284601847724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0573020081998817" calcext:value-type="float">
            <text:p>0.00057302008199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34" calcext:value-type="float">
            <text:p>12.34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65" calcext:value-type="float">
            <text:p>11.865</text:p>
          </table:table-cell>
          <table:table-cell office:value-type="float" office:value="11.87" calcext:value-type="float">
            <text:p>11.87</text:p>
          </table:table-cell>
          <table:table-cell table:formula="of:=AVERAGE([.B9:.D9])" office:value-type="float" office:value="11.8683333333333" calcext:value-type="float">
            <text:p>11.8683333333333</text:p>
          </table:table-cell>
          <table:table-cell table:formula="of:=SQRT(((MAX([.B9:.D9])-MIN([.B9:.D9]))/2)^2+0.005^2)" office:value-type="float" office:value="0.00559016994374925" calcext:value-type="float">
            <text:p>0.005590169943749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47387378876598" calcext:value-type="float">
            <text:p>2.47387378876598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0471015582958791" calcext:value-type="float">
            <text:p>0.000471015582959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1.8683333333333" calcext:value-type="float">
            <text:p>11.86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59016994374925" calcext:value-type="float">
            <text:p>0.005590169943749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 office:value-type="float" office:value="11.53" calcext:value-type="float">
            <text:p>11.53</text:p>
          </table:table-cell>
          <table:table-cell table:formula="of:=AVERAGE([.B10:.D10])" office:value-type="float" office:value="11.53" calcext:value-type="float">
            <text:p>11.53</text:p>
          </table:table-cell>
          <table:table-cell table:formula="of:=SQRT(((MAX([.B10:.D10])-MIN([.B10:.D10]))/2)^2+0.005^2)" office:value-type="float" office:value="0.005" calcext:value-type="float">
            <text:p>0.005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4495233428097" calcext:value-type="float">
            <text:p>2.44495233428097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0433651344319167" calcext:value-type="float">
            <text:p>0.000433651344319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1.53" calcext:value-type="float">
            <text:p>11.5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.24" calcext:value-type="float">
            <text:p>11.24</text:p>
          </table:table-cell>
          <table:table-cell office:value-type="float" office:value="11.21" calcext:value-type="float">
            <text:p>11.21</text:p>
          </table:table-cell>
          <table:table-cell office:value-type="float" office:value="11.23" calcext:value-type="float">
            <text:p>11.23</text:p>
          </table:table-cell>
          <table:table-cell table:formula="of:=AVERAGE([.B11:.D11])" office:value-type="float" office:value="11.2266666666667" calcext:value-type="float">
            <text:p>11.2266666666667</text:p>
          </table:table-cell>
          <table:table-cell table:formula="of:=SQRT(((MAX([.B11:.D11])-MIN([.B11:.D11]))/2)^2+0.005^2)" office:value-type="float" office:value="0.0158113883008416" calcext:value-type="float">
            <text:p>0.015811388300842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1829190070602" calcext:value-type="float">
            <text:p>2.41829190070602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140837781777093" calcext:value-type="float">
            <text:p>0.00140837781777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2266666666667" calcext:value-type="float">
            <text:p>11.22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0.98" calcext:value-type="float">
            <text:p>10.98</text:p>
          </table:table-cell>
          <table:table-cell office:value-type="float" office:value="11.01" calcext:value-type="float">
            <text:p>11.01</text:p>
          </table:table-cell>
          <table:table-cell table:formula="of:=AVERAGE([.B12:.D12])" office:value-type="float" office:value="10.9966666666667" calcext:value-type="float">
            <text:p>10.9966666666667</text:p>
          </table:table-cell>
          <table:table-cell table:formula="of:=SQRT(((MAX([.B12:.D12])-MIN([.B12:.D12]))/2)^2+0.005^2)" office:value-type="float" office:value="0.0158113883008416" calcext:value-type="float">
            <text:p>0.015811388300842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39759219657238" calcext:value-type="float">
            <text:p>2.39759219657238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1437834643908" calcext:value-type="float">
            <text:p>0.00143783464390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0.9966666666667" calcext:value-type="float">
            <text:p>10.99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158113883008416" calcext:value-type="float">
            <text:p>0.015811388300842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.815" calcext:value-type="float">
            <text:p>10.815</text:p>
          </table:table-cell>
          <table:table-cell office:value-type="float" office:value="10.825" calcext:value-type="float">
            <text:p>10.825</text:p>
          </table:table-cell>
          <table:table-cell office:value-type="float" office:value="10.81" calcext:value-type="float">
            <text:p>10.81</text:p>
          </table:table-cell>
          <table:table-cell table:formula="of:=AVERAGE([.B13:.D13])" office:value-type="float" office:value="10.8166666666667" calcext:value-type="float">
            <text:p>10.8166666666667</text:p>
          </table:table-cell>
          <table:table-cell table:formula="of:=SQRT(((MAX([.B13:.D13])-MIN([.B13:.D13]))/2)^2+0.005^2)" office:value-type="float" office:value="0.00901387818865947" calcext:value-type="float">
            <text:p>0.009013878188659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38108815448199" calcext:value-type="float">
            <text:p>2.38108815448199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0833332344097948" calcext:value-type="float">
            <text:p>0.00083333234409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0.8166666666667" calcext:value-type="float">
            <text:p>10.8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0901387818865947" calcext:value-type="float">
            <text:p>0.009013878188659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0.72" calcext:value-type="float">
            <text:p>10.72</text:p>
          </table:table-cell>
          <table:table-cell office:value-type="float" office:value="10.715" calcext:value-type="float">
            <text:p>10.715</text:p>
          </table:table-cell>
          <table:table-cell office:value-type="float" office:value="10.71" calcext:value-type="float">
            <text:p>10.71</text:p>
          </table:table-cell>
          <table:table-cell table:formula="of:=AVERAGE([.B14:.D14])" office:value-type="float" office:value="10.715" calcext:value-type="float">
            <text:p>10.715</text:p>
          </table:table-cell>
          <table:table-cell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37164462892554" calcext:value-type="float">
            <text:p>2.37164462892554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0659922334285151" calcext:value-type="float">
            <text:p>0.00065992233428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0.715" calcext:value-type="float">
            <text:p>10.7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0.65" calcext:value-type="float">
            <text:p>10.65</text:p>
          </table:table-cell>
          <table:table-cell office:value-type="float" office:value="10.645" calcext:value-type="float">
            <text:p>10.645</text:p>
          </table:table-cell>
          <table:table-cell office:value-type="float" office:value="10.675" calcext:value-type="float">
            <text:p>10.675</text:p>
          </table:table-cell>
          <table:table-cell table:formula="of:=AVERAGE([.B15:.D15])" office:value-type="float" office:value="10.6566666666667" calcext:value-type="float">
            <text:p>10.6566666666667</text:p>
          </table:table-cell>
          <table:table-cell table:formula="of:=SQRT(((MAX([.B15:.D15])-MIN([.B15:.D15]))/2)^2+0.005^2)" office:value-type="float" office:value="0.0158113883008424" calcext:value-type="float">
            <text:p>0.015811388300843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36618567440364" calcext:value-type="float">
            <text:p>2.36618567440364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148370863004465" calcext:value-type="float">
            <text:p>0.00148370863004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0.6566666666667" calcext:value-type="float">
            <text:p>10.65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158113883008424" calcext:value-type="float">
            <text:p>0.015811388300843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0.615" calcext:value-type="float">
            <text:p>10.615</text:p>
          </table:table-cell>
          <table:table-cell office:value-type="float" office:value="10.625" calcext:value-type="float">
            <text:p>10.625</text:p>
          </table:table-cell>
          <table:table-cell office:value-type="float" office:value="10.605" calcext:value-type="float">
            <text:p>10.605</text:p>
          </table:table-cell>
          <table:table-cell table:formula="of:=AVERAGE([.B16:.D16])" office:value-type="float" office:value="10.615" calcext:value-type="float">
            <text:p>10.615</text:p>
          </table:table-cell>
          <table:table-cell table:formula="of:=SQRT(((MAX([.B16:.D16])-MIN([.B16:.D16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36226809515522" calcext:value-type="float">
            <text:p>2.36226809515522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105325858572763" calcext:value-type="float">
            <text:p>0.001053258585728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0.615" calcext:value-type="float">
            <text:p>10.6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.585" calcext:value-type="float">
            <text:p>10.585</text:p>
          </table:table-cell>
          <table:table-cell office:value-type="float" office:value="10.575" calcext:value-type="float">
            <text:p>10.575</text:p>
          </table:table-cell>
          <table:table-cell office:value-type="float" office:value="10.59" calcext:value-type="float">
            <text:p>10.59</text:p>
          </table:table-cell>
          <table:table-cell table:formula="of:=AVERAGE([.B17:.D17])" office:value-type="float" office:value="10.5833333333333" calcext:value-type="float">
            <text:p>10.5833333333333</text:p>
          </table:table-cell>
          <table:table-cell table:formula="of:=SQRT(((MAX([.B17:.D17])-MIN([.B17:.D17]))/2)^2+0.005^2)" office:value-type="float" office:value="0.00901387818866021" calcext:value-type="float">
            <text:p>0.00901387818866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35928043667059" calcext:value-type="float">
            <text:p>2.35928043667059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0851705025700177" calcext:value-type="float">
            <text:p>0.0008517050257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0.5833333333333" calcext:value-type="float">
            <text:p>10.58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.555" calcext:value-type="float">
            <text:p>10.555</text:p>
          </table:table-cell>
          <table:table-cell office:value-type="float" office:value="10.55" calcext:value-type="float">
            <text:p>10.55</text:p>
          </table:table-cell>
          <table:table-cell office:value-type="float" office:value="10.54" calcext:value-type="float">
            <text:p>10.54</text:p>
          </table:table-cell>
          <table:table-cell table:formula="of:=AVERAGE([.B18:.D18])" office:value-type="float" office:value="10.5483333333333" calcext:value-type="float">
            <text:p>10.5483333333333</text:p>
          </table:table-cell>
          <table:table-cell table:formula="of:=SQRT(((MAX([.B18:.D18])-MIN([.B18:.D18]))/2)^2+0.005^2)" office:value-type="float" office:value="0.00901387818866021" calcext:value-type="float">
            <text:p>0.00901387818866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35596786955916" calcext:value-type="float">
            <text:p>2.35596786955916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0854531033843597" calcext:value-type="float">
            <text:p>0.00085453103384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0.5483333333333" calcext:value-type="float">
            <text:p>10.54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0.525" calcext:value-type="float">
            <text:p>10.525</text:p>
          </table:table-cell>
          <table:table-cell office:value-type="float" office:value="10.515" calcext:value-type="float">
            <text:p>10.515</text:p>
          </table:table-cell>
          <table:table-cell office:value-type="float" office:value="10.525" calcext:value-type="float">
            <text:p>10.525</text:p>
          </table:table-cell>
          <table:table-cell table:formula="of:=AVERAGE([.B19:.D19])" office:value-type="float" office:value="10.5216666666667" calcext:value-type="float">
            <text:p>10.5216666666667</text:p>
          </table:table-cell>
          <table:table-cell table:formula="of:=SQRT(((MAX([.B19:.D19])-MIN([.B19:.D19]))/2)^2+0.005^2)" office:value-type="float" office:value="0.0070710678118654" calcext:value-type="float">
            <text:p>0.007071067811865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35343662315148" calcext:value-type="float">
            <text:p>2.35343662315148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0672048263443567" calcext:value-type="float">
            <text:p>0.000672048263444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0.5216666666667" calcext:value-type="float">
            <text:p>10.52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0.5" calcext:value-type="float">
            <text:p>10.5</text:p>
          </table:table-cell>
          <table:table-cell office:value-type="float" office:value="10.515" calcext:value-type="float">
            <text:p>10.515</text:p>
          </table:table-cell>
          <table:table-cell office:value-type="float" office:value="10.485" calcext:value-type="float">
            <text:p>10.485</text:p>
          </table:table-cell>
          <table:table-cell table:formula="of:=AVERAGE([.B20:.D20])" office:value-type="float" office:value="10.5" calcext:value-type="float">
            <text:p>10.5</text:p>
          </table:table-cell>
          <table:table-cell table:formula="of:=SQRT(((MAX([.B20:.D20])-MIN([.B20:.D20]))/2)^2+0.005^2)" office:value-type="float" office:value="0.0158113883008424" calcext:value-type="float">
            <text:p>0.015811388300843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35137525716348" calcext:value-type="float">
            <text:p>2.35137525716348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150584650484214" calcext:value-type="float">
            <text:p>0.00150584650484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0.5" calcext:value-type="float">
            <text:p>10.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158113883008424" calcext:value-type="float">
            <text:p>0.015811388300843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10.535" calcext:value-type="float">
            <text:p>10.535</text:p>
          </table:table-cell>
          <table:table-cell table:formula="of:=AVERAGE([.B21:.D21])" office:value-type="float" office:value="10.5333333333333" calcext:value-type="float">
            <text:p>10.5333333333333</text:p>
          </table:table-cell>
          <table:table-cell table:formula="of:=SQRT(((MAX([.B21:.D21])-MIN([.B21:.D21]))/2)^2+0.005^2)" office:value-type="float" office:value="0.00559016994374965" calcext:value-type="float">
            <text:p>0.00559016994375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35454483192476" calcext:value-type="float">
            <text:p>2.35454483192476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0530712336431929" calcext:value-type="float">
            <text:p>0.00053071233643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0.5333333333333" calcext:value-type="float">
            <text:p>10.5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0559016994374965" calcext:value-type="float">
            <text:p>0.00559016994375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0.63" calcext:value-type="float">
            <text:p>10.63</text:p>
          </table:table-cell>
          <table:table-cell office:value-type="float" office:value="10.635" calcext:value-type="float">
            <text:p>10.635</text:p>
          </table:table-cell>
          <table:table-cell office:value-type="float" office:value="10.62" calcext:value-type="float">
            <text:p>10.62</text:p>
          </table:table-cell>
          <table:table-cell table:formula="of:=AVERAGE([.B22:.D22])" office:value-type="float" office:value="10.6283333333333" calcext:value-type="float">
            <text:p>10.6283333333333</text:p>
          </table:table-cell>
          <table:table-cell table:formula="of:=SQRT(((MAX([.B22:.D22])-MIN([.B22:.D22]))/2)^2+0.005^2)" office:value-type="float" office:value="0.00901387818866021" calcext:value-type="float">
            <text:p>0.00901387818866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36352339109913" calcext:value-type="float">
            <text:p>2.36352339109913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08480989357372" calcext:value-type="float">
            <text:p>0.000848098935737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0.6283333333333" calcext:value-type="float">
            <text:p>10.628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0901387818866021" calcext:value-type="float">
            <text:p>0.00901387818866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0.795" calcext:value-type="float">
            <text:p>10.795</text:p>
          </table:table-cell>
          <table:table-cell table:number-columns-repeated="2" office:value-type="float" office:value="10.805" calcext:value-type="float">
            <text:p>10.805</text:p>
          </table:table-cell>
          <table:table-cell table:formula="of:=AVERAGE([.B23:.D23])" office:value-type="float" office:value="10.8016666666667" calcext:value-type="float">
            <text:p>10.8016666666667</text:p>
          </table:table-cell>
          <table:table-cell table:formula="of:=SQRT(((MAX([.B23:.D23])-MIN([.B23:.D23]))/2)^2+0.005^2)" office:value-type="float" office:value="0.0070710678118654" calcext:value-type="float">
            <text:p>0.007071067811865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37970044321157" calcext:value-type="float">
            <text:p>2.37970044321157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0654627478339645" calcext:value-type="float">
            <text:p>0.0006546274783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0.8016666666667" calcext:value-type="float">
            <text:p>10.801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070710678118654" calcext:value-type="float">
            <text:p>0.00707106781186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30kHz" table:style-name="ta3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3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.48" calcext:value-type="float">
            <text:p>19.48</text:p>
          </table:table-cell>
          <table:table-cell office:value-type="float" office:value="19.5" calcext:value-type="float">
            <text:p>19.5</text:p>
          </table:table-cell>
          <table:table-cell office:value-type="float" office:value="19.48" calcext:value-type="float">
            <text:p>19.48</text:p>
          </table:table-cell>
          <table:table-cell table:formula="of:=AVERAGE([.B4:.D4])" office:value-type="float" office:value="19.4866666666667" calcext:value-type="float">
            <text:p>19.4866666666667</text:p>
          </table:table-cell>
          <table:table-cell table:formula="of:=SQRT(((MAX([.B4:.D4])-MIN([.B4:.D4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6973047101499" calcext:value-type="float">
            <text:p>2.96973047101499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0573743066412868" calcext:value-type="float">
            <text:p>0.00057374306641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9.4866666666667" calcext:value-type="float">
            <text:p>19.48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16.02" calcext:value-type="float">
            <text:p>16.02</text:p>
          </table:table-cell>
          <table:table-cell office:value-type="float" office:value="16.04" calcext:value-type="float">
            <text:p>16.04</text:p>
          </table:table-cell>
          <table:table-cell table:formula="of:=AVERAGE([.B5:.D5])" office:value-type="float" office:value="16.0266666666667" calcext:value-type="float">
            <text:p>16.0266666666667</text:p>
          </table:table-cell>
          <table:table-cell table:formula="of:=SQRT(((MAX([.B5:.D5])-MIN([.B5:.D5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7425400155884" calcext:value-type="float">
            <text:p>2.77425400155884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0697608562031952" calcext:value-type="float">
            <text:p>0.00069760856203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6.0266666666667" calcext:value-type="float">
            <text:p>16.02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float" office:value="14.52" calcext:value-type="float">
            <text:p>14.52</text:p>
          </table:table-cell>
          <table:table-cell table:formula="of:=AVERAGE([.B6:.D6])" office:value-type="float" office:value="14.5066666666667" calcext:value-type="float">
            <text:p>14.5066666666667</text:p>
          </table:table-cell>
          <table:table-cell table:formula="of:=SQRT(((MAX([.B6:.D6])-MIN([.B6:.D6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7460831387958" calcext:value-type="float">
            <text:p>2.67460831387958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0770703576803683" calcext:value-type="float">
            <text:p>0.00077070357680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5066666666667" calcext:value-type="float">
            <text:p>14.50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13.62" calcext:value-type="float">
            <text:p>13.62</text:p>
          </table:table-cell>
          <table:table-cell table:formula="of:=AVERAGE([.B7:.D7])" office:value-type="float" office:value="13.6133333333333" calcext:value-type="float">
            <text:p>13.6133333333333</text:p>
          </table:table-cell>
          <table:table-cell table:formula="of:=SQRT(((MAX([.B7:.D7])-MIN([.B7:.D7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61104970462836" calcext:value-type="float">
            <text:p>2.61104970462836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0821278640119889" calcext:value-type="float">
            <text:p>0.0008212786401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6133333333333" calcext:value-type="float">
            <text:p>13.6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3.02" calcext:value-type="float">
            <text:p>13</text:p>
          </table:table-cell>
          <table:table-cell office:value-type="float" office:value="13.02" calcext:value-type="float">
            <text:p>13.02</text:p>
          </table:table-cell>
          <table:table-cell office:value-type="float" office:value="13" calcext:value-type="float">
            <text:p>13</text:p>
          </table:table-cell>
          <table:table-cell table:formula="of:=AVERAGE([.B8:.D8])" office:value-type="float" office:value="13.0133333333333" calcext:value-type="float">
            <text:p>13.0133333333333</text:p>
          </table:table-cell>
          <table:table-cell table:formula="of:=SQRT(((MAX([.B8:.D8])-MIN([.B8:.D8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6597447287678" calcext:value-type="float">
            <text:p>2.56597447287678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0859144970863122" calcext:value-type="float">
            <text:p>0.00085914497086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3.0133333333333" calcext:value-type="float">
            <text:p>13.0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12.56" calcext:value-type="float">
            <text:p>12.56</text:p>
          </table:table-cell>
          <table:table-cell office:value-type="float" office:value="12.54" calcext:value-type="float">
            <text:p>12.54</text:p>
          </table:table-cell>
          <table:table-cell table:formula="of:=AVERAGE([.B9:.D9])" office:value-type="float" office:value="12.5533333333333" calcext:value-type="float">
            <text:p>12.5533333333333</text:p>
          </table:table-cell>
          <table:table-cell table:formula="of:=SQRT(((MAX([.B9:.D9])-MIN([.B9:.D9]))/2)^2+0.005^2)" office:value-type="float" office:value="0.0111803398874996" calcext:value-type="float">
            <text:p>0.0111803398875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299862345609" calcext:value-type="float">
            <text:p>2.5299862345609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0890627181691414" calcext:value-type="float">
            <text:p>0.00089062718169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5533333333333" calcext:value-type="float">
            <text:p>12.55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.18" calcext:value-type="float">
            <text:p>12.18</text:p>
          </table:table-cell>
          <table:table-cell office:value-type="float" office:value="12.2" calcext:value-type="float">
            <text:p>12.2</text:p>
          </table:table-cell>
          <table:table-cell office:value-type="float" office:value="12.18" calcext:value-type="float">
            <text:p>12.18</text:p>
          </table:table-cell>
          <table:table-cell table:formula="of:=AVERAGE([.B10:.D10])" office:value-type="float" office:value="12.1866666666667" calcext:value-type="float">
            <text:p>12.1866666666667</text:p>
          </table:table-cell>
          <table:table-cell table:formula="of:=SQRT(((MAX([.B10:.D10])-MIN([.B10:.D10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50034245791784" calcext:value-type="float">
            <text:p>2.50034245791784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0917423951381189" calcext:value-type="float">
            <text:p>0.000917423951381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2.1866666666667" calcext:value-type="float">
            <text:p>12.18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2" office:value-type="float" office:value="11.92" calcext:value-type="float">
            <text:p>11.92</text:p>
          </table:table-cell>
          <table:table-cell office:value-type="float" office:value="11.9" calcext:value-type="float">
            <text:p>11.9</text:p>
          </table:table-cell>
          <table:table-cell table:formula="of:=AVERAGE([.B11:.D11])" office:value-type="float" office:value="11.9133333333333" calcext:value-type="float">
            <text:p>11.9133333333333</text:p>
          </table:table-cell>
          <table:table-cell table:formula="of:=SQRT(((MAX([.B11:.D11])-MIN([.B11:.D11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7765822106317" calcext:value-type="float">
            <text:p>2.47765822106317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0938472850097825" calcext:value-type="float">
            <text:p>0.00093847285009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9133333333333" calcext:value-type="float">
            <text:p>11.9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11.7" calcext:value-type="float">
            <text:p>11.7</text:p>
          </table:table-cell>
          <table:table-cell office:value-type="float" office:value="11.68" calcext:value-type="float">
            <text:p>11.68</text:p>
          </table:table-cell>
          <table:table-cell table:formula="of:=AVERAGE([.B12:.D12])" office:value-type="float" office:value="11.6933333333333" calcext:value-type="float">
            <text:p>11.6933333333333</text:p>
          </table:table-cell>
          <table:table-cell table:formula="of:=SQRT(((MAX([.B12:.D12])-MIN([.B12:.D12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5901887883587" calcext:value-type="float">
            <text:p>2.45901887883587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0956129408851091" calcext:value-type="float">
            <text:p>0.000956129408851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6933333333333" calcext:value-type="float">
            <text:p>11.69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52" calcext:value-type="float">
            <text:p>11.52</text:p>
          </table:table-cell>
          <table:table-cell office:value-type="float" office:value="11.5" calcext:value-type="float">
            <text:p>11.5</text:p>
          </table:table-cell>
          <table:table-cell office:value-type="float" office:value="11.52" calcext:value-type="float">
            <text:p>11.52</text:p>
          </table:table-cell>
          <table:table-cell table:formula="of:=AVERAGE([.B13:.D13])" office:value-type="float" office:value="11.5133333333333" calcext:value-type="float">
            <text:p>11.5133333333333</text:p>
          </table:table-cell>
          <table:table-cell table:formula="of:=SQRT(((MAX([.B13:.D13])-MIN([.B13:.D13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4350578405042" calcext:value-type="float">
            <text:p>2.44350578405042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0971077581427223" calcext:value-type="float">
            <text:p>0.000971077581427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5133333333333" calcext:value-type="float">
            <text:p>11.5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42" calcext:value-type="float">
            <text:p>11.42</text:p>
          </table:table-cell>
          <table:table-cell table:number-columns-repeated="2" office:value-type="float" office:value="11.4" calcext:value-type="float">
            <text:p>11.4</text:p>
          </table:table-cell>
          <table:table-cell table:formula="of:=AVERAGE([.B14:.D14])" office:value-type="float" office:value="11.4066666666667" calcext:value-type="float">
            <text:p>11.4066666666667</text:p>
          </table:table-cell>
          <table:table-cell table:formula="of:=SQRT(((MAX([.B14:.D14])-MIN([.B14:.D14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3419797979594" calcext:value-type="float">
            <text:p>2.43419797979594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0980158377045478" calcext:value-type="float">
            <text:p>0.00098015837704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4066666666667" calcext:value-type="float">
            <text:p>11.40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2" office:value-type="float" office:value="11.34" calcext:value-type="float">
            <text:p>11.34</text:p>
          </table:table-cell>
          <table:table-cell office:value-type="float" office:value="11.36" calcext:value-type="float">
            <text:p>11.36</text:p>
          </table:table-cell>
          <table:table-cell table:formula="of:=AVERAGE([.B15:.D15])" office:value-type="float" office:value="11.3466666666667" calcext:value-type="float">
            <text:p>11.3466666666667</text:p>
          </table:table-cell>
          <table:table-cell table:formula="of:=SQRT(((MAX([.B15:.D15])-MIN([.B15:.D15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42892401503706" calcext:value-type="float">
            <text:p>2.42892401503706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0985341353187317" calcext:value-type="float">
            <text:p>0.00098534135318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1.3466666666667" calcext:value-type="float">
            <text:p>11.34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1.32" calcext:value-type="float">
            <text:p>11.32</text:p>
          </table:table-cell>
          <table:table-cell office:value-type="float" office:value="11.3" calcext:value-type="float">
            <text:p>11.3</text:p>
          </table:table-cell>
          <table:table-cell table:formula="of:=AVERAGE([.B16:.D16])" office:value-type="float" office:value="11.3133333333333" calcext:value-type="float">
            <text:p>11.3133333333333</text:p>
          </table:table-cell>
          <table:table-cell table:formula="of:=SQRT(((MAX([.B16:.D16])-MIN([.B16:.D16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42598197113797" calcext:value-type="float">
            <text:p>2.42598197113797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098824453926035" calcext:value-type="float">
            <text:p>0.00098824453926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1.3133333333333" calcext:value-type="float">
            <text:p>11.3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1.28" calcext:value-type="float">
            <text:p>11.28</text:p>
          </table:table-cell>
          <table:table-cell office:value-type="float" office:value="11.3" calcext:value-type="float">
            <text:p>11.3</text:p>
          </table:table-cell>
          <table:table-cell office:value-type="float" office:value="11.28" calcext:value-type="float">
            <text:p>11.28</text:p>
          </table:table-cell>
          <table:table-cell table:formula="of:=AVERAGE([.B17:.D17])" office:value-type="float" office:value="11.2866666666667" calcext:value-type="float">
            <text:p>11.2866666666667</text:p>
          </table:table-cell>
          <table:table-cell table:formula="of:=SQRT(((MAX([.B17:.D17])-MIN([.B17:.D17]))/2)^2+0.005^2)" office:value-type="float" office:value="0.0111803398874996" calcext:value-type="float">
            <text:p>0.0111803398875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42362208803688" calcext:value-type="float">
            <text:p>2.42362208803688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099057943480504" calcext:value-type="float">
            <text:p>0.00099057943480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1.2866666666667" calcext:value-type="float">
            <text:p>11.28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1.26" calcext:value-type="float">
            <text:p>11.26</text:p>
          </table:table-cell>
          <table:table-cell table:number-columns-repeated="2" office:value-type="float" office:value="11.24" calcext:value-type="float">
            <text:p>11.24</text:p>
          </table:table-cell>
          <table:table-cell table:formula="of:=AVERAGE([.B18:.D18])" office:value-type="float" office:value="11.2466666666667" calcext:value-type="float">
            <text:p>11.2466666666667</text:p>
          </table:table-cell>
          <table:table-cell table:formula="of:=SQRT(((MAX([.B18:.D18])-MIN([.B18:.D18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42007178844971" calcext:value-type="float">
            <text:p>2.42007178844971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0994102538900304" calcext:value-type="float">
            <text:p>0.0009941025389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1.2466666666667" calcext:value-type="float">
            <text:p>11.24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11.24" calcext:value-type="float">
            <text:p>11.24</text:p>
          </table:table-cell>
          <table:table-cell table:formula="of:=AVERAGE([.B19:.D19])" office:value-type="float" office:value="11.2333333333333" calcext:value-type="float">
            <text:p>11.2333333333333</text:p>
          </table:table-cell>
          <table:table-cell table:formula="of:=SQRT(((MAX([.B19:.D19])-MIN([.B19:.D19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41888554869021" calcext:value-type="float">
            <text:p>2.41888554869021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0995282482566655" calcext:value-type="float">
            <text:p>0.00099528248256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1.2333333333333" calcext:value-type="float">
            <text:p>11.2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.22" calcext:value-type="float">
            <text:p>11.22</text:p>
          </table:table-cell>
          <table:table-cell office:value-type="float" office:value="11.2" calcext:value-type="float">
            <text:p>11.2</text:p>
          </table:table-cell>
          <table:table-cell office:value-type="float" office:value="11.22" calcext:value-type="float">
            <text:p>11.22</text:p>
          </table:table-cell>
          <table:table-cell table:formula="of:=AVERAGE([.B20:.D20])" office:value-type="float" office:value="11.2133333333333" calcext:value-type="float">
            <text:p>11.2133333333333</text:p>
          </table:table-cell>
          <table:table-cell table:formula="of:=SQRT(((MAX([.B20:.D20])-MIN([.B20:.D20]))/2)^2+0.005^2)" office:value-type="float" office:value="0.0111803398874996" calcext:value-type="float">
            <text:p>0.0111803398875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41710354643664" calcext:value-type="float">
            <text:p>2.41710354643664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0997057659408402" calcext:value-type="float">
            <text:p>0.000997057659408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1.2133333333333" calcext:value-type="float">
            <text:p>11.21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11.24" calcext:value-type="float">
            <text:p>11.24</text:p>
          </table:table-cell>
          <table:table-cell table:formula="of:=AVERAGE([.B21:.D21])" office:value-type="float" office:value="11.2333333333333" calcext:value-type="float">
            <text:p>11.2333333333333</text:p>
          </table:table-cell>
          <table:table-cell table:formula="of:=SQRT(((MAX([.B21:.D21])-MIN([.B21:.D21]))/2)^2+0.005^2)" office:value-type="float" office:value="0.0111803398874988" calcext:value-type="float">
            <text:p>0.011180339887499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41888554869021" calcext:value-type="float">
            <text:p>2.41888554869021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0995282482566655" calcext:value-type="float">
            <text:p>0.000995282482567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1.2333333333333" calcext:value-type="float">
            <text:p>11.2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111803398874988" calcext:value-type="float">
            <text:p>0.011180339887499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1.28" calcext:value-type="float">
            <text:p>11.28</text:p>
          </table:table-cell>
          <table:table-cell table:number-columns-repeated="2" office:value-type="float" office:value="11.3" calcext:value-type="float">
            <text:p>11.3</text:p>
          </table:table-cell>
          <table:table-cell table:formula="of:=AVERAGE([.B22:.D22])" office:value-type="float" office:value="11.2933333333333" calcext:value-type="float">
            <text:p>11.2933333333333</text:p>
          </table:table-cell>
          <table:table-cell table:formula="of:=SQRT(((MAX([.B22:.D22])-MIN([.B22:.D22]))/2)^2+0.005^2)" office:value-type="float" office:value="0.0111803398874996" calcext:value-type="float">
            <text:p>0.0111803398875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42421258111574" calcext:value-type="float">
            <text:p>2.42421258111574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0989994677169382" calcext:value-type="float">
            <text:p>0.000989994677169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1.2933333333333" calcext:value-type="float">
            <text:p>11.29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2" office:value-type="float" office:value="11.38" calcext:value-type="float">
            <text:p>11.38</text:p>
          </table:table-cell>
          <table:table-cell office:value-type="float" office:value="11.36" calcext:value-type="float">
            <text:p>11.36</text:p>
          </table:table-cell>
          <table:table-cell table:formula="of:=AVERAGE([.B23:.D23])" office:value-type="float" office:value="11.3733333333333" calcext:value-type="float">
            <text:p>11.3733333333333</text:p>
          </table:table-cell>
          <table:table-cell table:formula="of:=SQRT(((MAX([.B23:.D23])-MIN([.B23:.D23]))/2)^2+0.005^2)" office:value-type="float" office:value="0.0111803398874996" calcext:value-type="float">
            <text:p>0.0111803398875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3127143395537" calcext:value-type="float">
            <text:p>2.43127143395537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0983031056931379" calcext:value-type="float">
            <text:p>0.00098303105693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3733333333333" calcext:value-type="float">
            <text:p>11.37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111803398874996" calcext:value-type="float">
            <text:p>0.011180339887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100kHz" table:style-name="ta4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10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19.3" calcext:value-type="float">
            <text:p>19.3</text:p>
          </table:table-cell>
          <table:table-cell table:formula="of:=AVERAGE([.B4:.D4])" office:value-type="float" office:value="19.3666666666667" calcext:value-type="float">
            <text:p>19.3666666666667</text:p>
          </table:table-cell>
          <table:table-cell table:formula="of:=SQRT(((MAX([.B4:.D4])-MIN([.B4:.D4]))/2)^2+0.005^2)" office:value-type="float" office:value="0.0502493781056034" calcext:value-type="float">
            <text:p>0.050249378105603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6355337518976" calcext:value-type="float">
            <text:p>2.96355337518976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259463226018606" calcext:value-type="float">
            <text:p>0.0025946322601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9.3666666666667" calcext:value-type="float">
            <text:p>19.3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502493781056034" calcext:value-type="float">
            <text:p>0.050249378105603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5.9" calcext:value-type="float">
            <text:p>15.9</text:p>
          </table:table-cell>
          <table:table-cell table:formula="of:=AVERAGE([.B5:.D5])" office:value-type="float" office:value="15.8666666666667" calcext:value-type="float">
            <text:p>15.8666666666667</text:p>
          </table:table-cell>
          <table:table-cell table:formula="of:=SQRT(((MAX([.B5:.D5])-MIN([.B5:.D5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6422047256926" calcext:value-type="float">
            <text:p>2.76422047256926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316697761169775" calcext:value-type="float">
            <text:p>0.00316697761169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8666666666667" calcext:value-type="float">
            <text:p>15.8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table:number-columns-repeated="2" office:value-type="float" office:value="14.4" calcext:value-type="float">
            <text:p>14.4</text:p>
          </table:table-cell>
          <table:table-cell table:formula="of:=AVERAGE([.B6:.D6])" office:value-type="float" office:value="14.3666666666667" calcext:value-type="float">
            <text:p>14.3666666666667</text:p>
          </table:table-cell>
          <table:table-cell table:formula="of:=SQRT(((MAX([.B6:.D6])-MIN([.B6:.D6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6491070844159" calcext:value-type="float">
            <text:p>2.66491070844159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349763652707222" calcext:value-type="float">
            <text:p>0.00349763652707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3666666666667" calcext:value-type="float">
            <text:p>14.3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4" calcext:value-type="float">
            <text:p>13.4</text:p>
          </table:table-cell>
          <table:table-cell table:formula="of:=AVERAGE([.B7:.D7])" office:value-type="float" office:value="13.4666666666667" calcext:value-type="float">
            <text:p>13.4666666666667</text:p>
          </table:table-cell>
          <table:table-cell table:formula="of:=SQRT(((MAX([.B7:.D7])-MIN([.B7:.D7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60021749629899" calcext:value-type="float">
            <text:p>2.60021749629899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373138946328745" calcext:value-type="float">
            <text:p>0.003731389463287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4666666666667" calcext:value-type="float">
            <text:p>13.4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9" calcext:value-type="float">
            <text:p>13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table:formula="of:=AVERAGE([.B8:.D8])" office:value-type="float" office:value="12.8666666666667" calcext:value-type="float">
            <text:p>12.8666666666667</text:p>
          </table:table-cell>
          <table:table-cell table:formula="of:=SQRT(((MAX([.B8:.D8])-MIN([.B8:.D8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5463998780268" calcext:value-type="float">
            <text:p>2.55463998780268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390539208074645" calcext:value-type="float">
            <text:p>0.00390539208074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8666666666667" calcext:value-type="float">
            <text:p>12.8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12.4" calcext:value-type="float">
            <text:p>12.4</text:p>
          </table:table-cell>
          <table:table-cell table:formula="of:=AVERAGE([.B9:.D9])" office:value-type="float" office:value="12.4" calcext:value-type="float">
            <text:p>12.4</text:p>
          </table:table-cell>
          <table:table-cell table:formula="of:=SQRT(((MAX([.B9:.D9])-MIN([.B9:.D9]))/2)^2+0.005^2)" office:value-type="float" office:value="0.005" calcext:value-type="float">
            <text:p>0.005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1769647261099" calcext:value-type="float">
            <text:p>2.51769647261099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0403225806451613" calcext:value-type="float">
            <text:p>0.00040322580645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4" calcext:value-type="float">
            <text:p>12.4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 office:value-type="float" office:value="12.1" calcext:value-type="float">
            <text:p>12.1</text:p>
          </table:table-cell>
          <table:table-cell table:formula="of:=AVERAGE([.B10:.D10])" office:value-type="float" office:value="12.1" calcext:value-type="float">
            <text:p>12.1</text:p>
          </table:table-cell>
          <table:table-cell table:formula="of:=SQRT(((MAX([.B10:.D10])-MIN([.B10:.D10]))/2)^2+0.005^2)" office:value-type="float" office:value="0.005" calcext:value-type="float">
            <text:p>0.005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932054526027" calcext:value-type="float">
            <text:p>2.4932054526027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0413223140495868" calcext:value-type="float">
            <text:p>0.00041322314049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2.1" calcext:value-type="float">
            <text:p>12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3" office:value-type="float" office:value="11.8" calcext:value-type="float">
            <text:p>11.8</text:p>
          </table:table-cell>
          <table:table-cell table:formula="of:=AVERAGE([.B11:.D11])" office:value-type="float" office:value="11.8" calcext:value-type="float">
            <text:p>11.8</text:p>
          </table:table-cell>
          <table:table-cell table:formula="of:=SQRT(((MAX([.B11:.D11])-MIN([.B11:.D11]))/2)^2+0.005^2)" office:value-type="float" office:value="0.005" calcext:value-type="float">
            <text:p>0.005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6809953147162" calcext:value-type="float">
            <text:p>2.46809953147162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0423728813559322" calcext:value-type="float">
            <text:p>0.000423728813559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8" calcext:value-type="float">
            <text:p>11.8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5" calcext:value-type="float">
            <text:p>11.5</text:p>
          </table:table-cell>
          <table:table-cell table:formula="of:=AVERAGE([.B12:.D12])" office:value-type="float" office:value="11.5333333333333" calcext:value-type="float">
            <text:p>11.5333333333333</text:p>
          </table:table-cell>
          <table:table-cell table:formula="of:=SQRT(((MAX([.B12:.D12])-MIN([.B12:.D12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4524139339557" calcext:value-type="float">
            <text:p>2.44524139339557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435688249470557" calcext:value-type="float">
            <text:p>0.00435688249470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5333333333333" calcext:value-type="float">
            <text:p>11.5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 office:value-type="float" office:value="11.4" calcext:value-type="float">
            <text:p>11.4</text:p>
          </table:table-cell>
          <table:table-cell table:formula="of:=AVERAGE([.B13:.D13])" office:value-type="float" office:value="11.4" calcext:value-type="float">
            <text:p>11.4</text:p>
          </table:table-cell>
          <table:table-cell table:formula="of:=SQRT(((MAX([.B13:.D13])-MIN([.B13:.D13]))/2)^2+0.005^2)" office:value-type="float" office:value="0.005" calcext:value-type="float">
            <text:p>0.005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3361335540045" calcext:value-type="float">
            <text:p>2.43361335540045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043859649122807" calcext:value-type="float">
            <text:p>0.00043859649122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4" calcext:value-type="float">
            <text:p>11.4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3" calcext:value-type="float">
            <text:p>11.3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table:formula="of:=SQRT(((MAX([.B14:.D14])-MIN([.B14:.D14]))/2)^2+0.005^2)" office:value-type="float" office:value="0.0502493781056052" calcext:value-type="float">
            <text:p>0.050249378105605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2184851382086" calcext:value-type="float">
            <text:p>2.42184851382086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446000397387028" calcext:value-type="float">
            <text:p>0.0044600039738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502493781056052" calcext:value-type="float">
            <text:p>0.050249378105605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3" office:value-type="float" office:value="11.2" calcext:value-type="float">
            <text:p>11.2</text:p>
          </table:table-cell>
          <table:table-cell table:formula="of:=AVERAGE([.B15:.D15])" office:value-type="float" office:value="11.2" calcext:value-type="float">
            <text:p>11.2</text:p>
          </table:table-cell>
          <table:table-cell table:formula="of:=SQRT(((MAX([.B15:.D15])-MIN([.B15:.D15]))/2)^2+0.005^2)" office:value-type="float" office:value="0.005" calcext:value-type="float">
            <text:p>0.005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41591377830105" calcext:value-type="float">
            <text:p>2.41591377830105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0446428571428572" calcext:value-type="float">
            <text:p>0.000446428571429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1.2" calcext:value-type="float">
            <text:p>11.2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2" office:value-type="float" office:value="11.2" calcext:value-type="float">
            <text:p>11.2</text:p>
          </table:table-cell>
          <table:table-cell office:value-type="float" office:value="11.1" calcext:value-type="float">
            <text:p>11.1</text:p>
          </table:table-cell>
          <table:table-cell table:formula="of:=AVERAGE([.B16:.D16])" office:value-type="float" office:value="11.1666666666667" calcext:value-type="float">
            <text:p>11.1666666666667</text:p>
          </table:table-cell>
          <table:table-cell table:formula="of:=SQRT(((MAX([.B16:.D16])-MIN([.B16:.D16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41293315016291" calcext:value-type="float">
            <text:p>2.41293315016291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449994430796456" calcext:value-type="float">
            <text:p>0.00449994430796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1.1666666666667" calcext:value-type="float">
            <text:p>11.1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17:.D17])" office:value-type="float" office:value="11.1" calcext:value-type="float">
            <text:p>11.1</text:p>
          </table:table-cell>
          <table:table-cell table:formula="of:=SQRT(((MAX([.B17:.D17])-MIN([.B17:.D17]))/2)^2+0.005^2)" office:value-type="float" office:value="0.005" calcext:value-type="float">
            <text:p>0.005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40694510831829" calcext:value-type="float">
            <text:p>2.40694510831829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0450450450450451" calcext:value-type="float">
            <text:p>0.00045045045045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18:.D18])" office:value-type="float" office:value="11.1" calcext:value-type="float">
            <text:p>11.1</text:p>
          </table:table-cell>
          <table:table-cell table:formula="of:=SQRT(((MAX([.B18:.D18])-MIN([.B18:.D18]))/2)^2+0.005^2)" office:value-type="float" office:value="0.005" calcext:value-type="float">
            <text:p>0.005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40694510831829" calcext:value-type="float">
            <text:p>2.40694510831829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0450450450450451" calcext:value-type="float">
            <text:p>0.0004504504504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19:.D19])" office:value-type="float" office:value="11.1" calcext:value-type="float">
            <text:p>11.1</text:p>
          </table:table-cell>
          <table:table-cell table:formula="of:=SQRT(((MAX([.B19:.D19])-MIN([.B19:.D19]))/2)^2+0.005^2)" office:value-type="float" office:value="0.005" calcext:value-type="float">
            <text:p>0.005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40694510831829" calcext:value-type="float">
            <text:p>2.40694510831829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0450450450450451" calcext:value-type="float">
            <text:p>0.00045045045045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formula="of:=AVERAGE([.B20:.D20])" office:value-type="float" office:value="11.0333333333333" calcext:value-type="float">
            <text:p>11.0333333333333</text:p>
          </table:table-cell>
          <table:table-cell table:formula="of:=SQRT(((MAX([.B20:.D20])-MIN([.B20:.D20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40092099371491" calcext:value-type="float">
            <text:p>2.40092099371491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45543242996016" calcext:value-type="float">
            <text:p>0.00455432429960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1.0333333333333" calcext:value-type="float">
            <text:p>11.0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table:formula="of:=AVERAGE([.B21:.D21])" office:value-type="float" office:value="11.0333333333333" calcext:value-type="float">
            <text:p>11.0333333333333</text:p>
          </table:table-cell>
          <table:table-cell table:formula="of:=SQRT(((MAX([.B21:.D21])-MIN([.B21:.D21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40092099371491" calcext:value-type="float">
            <text:p>2.40092099371491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45543242996016" calcext:value-type="float">
            <text:p>0.00455432429960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1.0333333333333" calcext:value-type="float">
            <text:p>11.0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22:.D22])" office:value-type="float" office:value="11.1" calcext:value-type="float">
            <text:p>11.1</text:p>
          </table:table-cell>
          <table:table-cell table:formula="of:=SQRT(((MAX([.B22:.D22])-MIN([.B22:.D22]))/2)^2+0.005^2)" office:value-type="float" office:value="0.005" calcext:value-type="float">
            <text:p>0.005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40694510831829" calcext:value-type="float">
            <text:p>2.40694510831829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0450450450450451" calcext:value-type="float">
            <text:p>0.00045045045045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 office:value-type="float" office:value="11.1" calcext:value-type="float">
            <text:p>11.1</text:p>
          </table:table-cell>
          <table:table-cell table:formula="of:=AVERAGE([.B23:.D23])" office:value-type="float" office:value="11.1" calcext:value-type="float">
            <text:p>11.1</text:p>
          </table:table-cell>
          <table:table-cell table:formula="of:=SQRT(((MAX([.B23:.D23])-MIN([.B23:.D23]))/2)^2+0.005^2)" office:value-type="float" office:value="0.005" calcext:value-type="float">
            <text:p>0.005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0694510831829" calcext:value-type="float">
            <text:p>2.40694510831829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0450450450450451" calcext:value-type="float">
            <text:p>0.0004504504504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1" calcext:value-type="float">
            <text:p>11.1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24 60kHz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iode 2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3" office:value-type="string" calcext:value-type="string">
            <text:p>60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Err C (pF)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4" office:value-type="string" calcext:value-type="string">
            <text:p>eLn(V)</text:p>
          </table:table-cell>
          <table:table-cell table:style-name="ce4" office:value-type="string" calcext:value-type="string">
            <text:p>eln( C )</text:p>
          </table:table-cell>
          <table:table-cell/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V</text:p>
          </table:table-cell>
          <table:table-cell table:style-name="ce4" office:value-type="string" calcext:value-type="string">
            <text:p>eC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 office:value-type="float" office:value="19.35" calcext:value-type="float">
            <text:p>19.35</text:p>
          </table:table-cell>
          <table:table-cell table:formula="of:=AVERAGE([.B4:.D4])" office:value-type="float" office:value="19.35" calcext:value-type="float">
            <text:p>19.35</text:p>
          </table:table-cell>
          <table:table-cell table:formula="of:=SQRT(((MAX([.B4:.D4])-MIN([.B4:.D4]))/2)^2+0.005^2)" office:value-type="float" office:value="0.005" calcext:value-type="float">
            <text:p>0.005</text:p>
          </table:table-cell>
          <table:table-cell table:number-columns-repeated="3"/>
          <table:table-cell table:formula="of:=LN([.A4])" office:value-type="float" office:value="2.30258509299405" calcext:value-type="float">
            <text:p>2.30258509299405</text:p>
          </table:table-cell>
          <table:table-cell table:formula="of:=LN([.E4])" office:value-type="float" office:value="2.96269241947579" calcext:value-type="float">
            <text:p>2.96269241947579</text:p>
          </table:table-cell>
          <table:table-cell table:formula="of:=0.05/[.A4]" office:value-type="float" office:value="0.005" calcext:value-type="float">
            <text:p>0.005</text:p>
          </table:table-cell>
          <table:table-cell table:formula="of:=[.F4]/[.E4]" office:value-type="float" office:value="0.000258397932816537" calcext:value-type="float">
            <text:p>0.00025839793281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4:.D4])" office:value-type="float" office:value="19.35" calcext:value-type="float">
            <text:p>19.3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4:.D4])-MIN([.B4:.D4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 office:value-type="float" office:value="15.9" calcext:value-type="float">
            <text:p>15.9</text:p>
          </table:table-cell>
          <table:table-cell table:formula="of:=AVERAGE([.B5:.D5])" office:value-type="float" office:value="15.9" calcext:value-type="float">
            <text:p>15.9</text:p>
          </table:table-cell>
          <table:table-cell table:formula="of:=SQRT(((MAX([.B5:.D5])-MIN([.B5:.D5]))/2)^2+0.005^2)" office:value-type="float" office:value="0.005" calcext:value-type="float">
            <text:p>0.005</text:p>
          </table:table-cell>
          <table:table-cell table:number-columns-repeated="3"/>
          <table:table-cell table:formula="of:=LN([.A5])" office:value-type="float" office:value="2.99573227355399" calcext:value-type="float">
            <text:p>2.99573227355399</text:p>
          </table:table-cell>
          <table:table-cell table:formula="of:=LN([.E5])" office:value-type="float" office:value="2.76631910922619" calcext:value-type="float">
            <text:p>2.76631910922619</text:p>
          </table:table-cell>
          <table:table-cell table:formula="of:=0.05/[.A5]" office:value-type="float" office:value="0.0025" calcext:value-type="float">
            <text:p>0.0025</text:p>
          </table:table-cell>
          <table:table-cell table:formula="of:=[.F5]/[.E5]" office:value-type="float" office:value="0.000314465408805031" calcext:value-type="float">
            <text:p>0.0003144654088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5:.D5])" office:value-type="float" office:value="15.9" calcext:value-type="float">
            <text:p>15.9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5:.D5])-MIN([.B5:.D5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 office:value-type="float" office:value="14.35" calcext:value-type="float">
            <text:p>14.35</text:p>
          </table:table-cell>
          <table:table-cell table:formula="of:=AVERAGE([.B6:.D6])" office:value-type="float" office:value="14.35" calcext:value-type="float">
            <text:p>14.35</text:p>
          </table:table-cell>
          <table:table-cell table:formula="of:=SQRT(((MAX([.B6:.D6])-MIN([.B6:.D6]))/2)^2+0.005^2)" office:value-type="float" office:value="0.005" calcext:value-type="float">
            <text:p>0.005</text:p>
          </table:table-cell>
          <table:table-cell table:number-columns-repeated="3"/>
          <table:table-cell table:formula="of:=LN([.A6])" office:value-type="float" office:value="3.40119738166216" calcext:value-type="float">
            <text:p>3.40119738166216</text:p>
          </table:table-cell>
          <table:table-cell table:formula="of:=LN([.E6])" office:value-type="float" office:value="2.66374994220563" calcext:value-type="float">
            <text:p>2.66374994220563</text:p>
          </table:table-cell>
          <table:table-cell table:formula="of:=0.05/[.A6]" office:value-type="float" office:value="0.00166666666666667" calcext:value-type="float">
            <text:p>0.001666666666667</text:p>
          </table:table-cell>
          <table:table-cell table:formula="of:=[.F6]/[.E6]" office:value-type="float" office:value="0.000348432055749129" calcext:value-type="float">
            <text:p>0.00034843205574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B6:.D6])" office:value-type="float" office:value="14.35" calcext:value-type="float">
            <text:p>14.3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6:.D6])-MIN([.B6:.D6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3.45" calcext:value-type="float">
            <text:p>13.45</text:p>
          </table:table-cell>
          <table:table-cell table:formula="of:=AVERAGE([.B7:.D7])" office:value-type="float" office:value="13.4333333333333" calcext:value-type="float">
            <text:p>13.4333333333333</text:p>
          </table:table-cell>
          <table:table-cell table:formula="of:=SQRT(((MAX([.B7:.D7])-MIN([.B7:.D7]))/2)^2+0.005^2)" office:value-type="float" office:value="0.0254950975679634" calcext:value-type="float">
            <text:p>0.025495097567963</text:p>
          </table:table-cell>
          <table:table-cell table:number-columns-repeated="3"/>
          <table:table-cell table:formula="of:=LN([.A7])" office:value-type="float" office:value="3.68887945411394" calcext:value-type="float">
            <text:p>3.68887945411394</text:p>
          </table:table-cell>
          <table:table-cell table:formula="of:=LN([.E7])" office:value-type="float" office:value="2.59773918028453" calcext:value-type="float">
            <text:p>2.59773918028453</text:p>
          </table:table-cell>
          <table:table-cell table:formula="of:=0.05/[.A7]" office:value-type="float" office:value="0.00125" calcext:value-type="float">
            <text:p>0.00125</text:p>
          </table:table-cell>
          <table:table-cell table:formula="of:=[.F7]/[.E7]" office:value-type="float" office:value="0.00189789808198239" calcext:value-type="float">
            <text:p>0.001897898081982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B7:.D7])" office:value-type="float" office:value="13.4333333333333" calcext:value-type="float">
            <text:p>13.4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7:.D7])-MIN([.B7:.D7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float" office:value="12.8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2.85" calcext:value-type="float">
            <text:p>12.85</text:p>
          </table:table-cell>
          <table:table-cell table:formula="of:=AVERAGE([.B8:.D8])" office:value-type="float" office:value="12.8166666666667" calcext:value-type="float">
            <text:p>12.8166666666667</text:p>
          </table:table-cell>
          <table:table-cell table:formula="of:=SQRT(((MAX([.B8:.D8])-MIN([.B8:.D8]))/2)^2+0.005^2)" office:value-type="float" office:value="0.0254950975679634" calcext:value-type="float">
            <text:p>0.025495097567963</text:p>
          </table:table-cell>
          <table:table-cell table:number-columns-repeated="3"/>
          <table:table-cell table:formula="of:=LN([.A8])" office:value-type="float" office:value="3.91202300542815" calcext:value-type="float">
            <text:p>3.91202300542815</text:p>
          </table:table-cell>
          <table:table-cell table:formula="of:=LN([.E8])" office:value-type="float" office:value="2.55074640728354" calcext:value-type="float">
            <text:p>2.55074640728354</text:p>
          </table:table-cell>
          <table:table-cell table:formula="of:=0.05/[.A8]" office:value-type="float" office:value="0.001" calcext:value-type="float">
            <text:p>0.001</text:p>
          </table:table-cell>
          <table:table-cell table:formula="of:=[.F8]/[.E8]" office:value-type="float" office:value="0.00198921437461353" calcext:value-type="float">
            <text:p>0.001989214374614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8:.D8])" office:value-type="float" office:value="12.8166666666667" calcext:value-type="float">
            <text:p>12.8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8:.D8])-MIN([.B8:.D8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 office:value-type="float" office:value="12.35" calcext:value-type="float">
            <text:p>12.35</text:p>
          </table:table-cell>
          <table:table-cell table:formula="of:=AVERAGE([.B9:.D9])" office:value-type="float" office:value="12.35" calcext:value-type="float">
            <text:p>12.35</text:p>
          </table:table-cell>
          <table:table-cell table:formula="of:=SQRT(((MAX([.B9:.D9])-MIN([.B9:.D9]))/2)^2+0.005^2)" office:value-type="float" office:value="0.005" calcext:value-type="float">
            <text:p>0.005</text:p>
          </table:table-cell>
          <table:table-cell table:number-columns-repeated="3"/>
          <table:table-cell table:formula="of:=LN([.A9])" office:value-type="float" office:value="4.0943445622221" calcext:value-type="float">
            <text:p>4.0943445622221</text:p>
          </table:table-cell>
          <table:table-cell table:formula="of:=LN([.E9])" office:value-type="float" office:value="2.51365606307399" calcext:value-type="float">
            <text:p>2.51365606307399</text:p>
          </table:table-cell>
          <table:table-cell table:formula="of:=0.05/[.A9]" office:value-type="float" office:value="0.000833333333333333" calcext:value-type="float">
            <text:p>0.000833333333333</text:p>
          </table:table-cell>
          <table:table-cell table:formula="of:=[.F9]/[.E9]" office:value-type="float" office:value="0.000404858299595142" calcext:value-type="float">
            <text:p>0.000404858299595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B9:.D9])" office:value-type="float" office:value="12.35" calcext:value-type="float">
            <text:p>12.3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9:.D9])-MIN([.B9:.D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2.05" calcext:value-type="float">
            <text:p>12.05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AVERAGE([.B10:.D10])" office:value-type="float" office:value="12.0166666666667" calcext:value-type="float">
            <text:p>12.0166666666667</text:p>
          </table:table-cell>
          <table:table-cell table:formula="of:=SQRT(((MAX([.B10:.D10])-MIN([.B10:.D10]))/2)^2+0.005^2)" office:value-type="float" office:value="0.0254950975679643" calcext:value-type="float">
            <text:p>0.025495097567964</text:p>
          </table:table-cell>
          <table:table-cell table:number-columns-repeated="3"/>
          <table:table-cell table:formula="of:=LN([.A10])" office:value-type="float" office:value="4.24849524204936" calcext:value-type="float">
            <text:p>4.24849524204936</text:p>
          </table:table-cell>
          <table:table-cell table:formula="of:=LN([.E10])" office:value-type="float" office:value="2.48629457506285" calcext:value-type="float">
            <text:p>2.48629457506285</text:p>
          </table:table-cell>
          <table:table-cell table:formula="of:=0.05/[.A10]" office:value-type="float" office:value="0.000714285714285714" calcext:value-type="float">
            <text:p>0.000714285714286</text:p>
          </table:table-cell>
          <table:table-cell table:formula="of:=[.F10]/[.E10]" office:value-type="float" office:value="0.00212164473519814" calcext:value-type="float">
            <text:p>0.002121644735198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B10:.D10])" office:value-type="float" office:value="12.0166666666667" calcext:value-type="float">
            <text:p>12.0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0:.D10])-MIN([.B10:.D10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1.75" calcext:value-type="float">
            <text:p>11.75</text:p>
          </table:table-cell>
          <table:table-cell office:value-type="float" office:value="11.7" calcext:value-type="float">
            <text:p>11.7</text:p>
          </table:table-cell>
          <table:table-cell office:value-type="float" office:value="11.75" calcext:value-type="float">
            <text:p>11.75</text:p>
          </table:table-cell>
          <table:table-cell table:formula="of:=AVERAGE([.B11:.D11])" office:value-type="float" office:value="11.7333333333333" calcext:value-type="float">
            <text:p>11.7333333333333</text:p>
          </table:table-cell>
          <table:table-cell table:formula="of:=SQRT(((MAX([.B11:.D11])-MIN([.B11:.D11]))/2)^2+0.005^2)" office:value-type="float" office:value="0.0254950975679643" calcext:value-type="float">
            <text:p>0.025495097567964</text:p>
          </table:table-cell>
          <table:table-cell table:number-columns-repeated="3"/>
          <table:table-cell table:formula="of:=LN([.A11])" office:value-type="float" office:value="4.38202663467388" calcext:value-type="float">
            <text:p>4.38202663467388</text:p>
          </table:table-cell>
          <table:table-cell table:formula="of:=LN([.E11])" office:value-type="float" office:value="2.46243379393594" calcext:value-type="float">
            <text:p>2.46243379393594</text:p>
          </table:table-cell>
          <table:table-cell table:formula="of:=0.05/[.A11]" office:value-type="float" office:value="0.000625" calcext:value-type="float">
            <text:p>0.000625</text:p>
          </table:table-cell>
          <table:table-cell table:formula="of:=[.F11]/[.E11]" office:value-type="float" office:value="0.00217287763363332" calcext:value-type="float">
            <text:p>0.00217287763363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11:.D11])" office:value-type="float" office:value="11.7333333333333" calcext:value-type="float">
            <text:p>11.7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1:.D11])-MIN([.B11:.D11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3" office:value-type="float" office:value="11.5" calcext:value-type="float">
            <text:p>11.5</text:p>
          </table:table-cell>
          <table:table-cell table:formula="of:=AVERAGE([.B12:.D12])" office:value-type="float" office:value="11.5" calcext:value-type="float">
            <text:p>11.5</text:p>
          </table:table-cell>
          <table:table-cell table:formula="of:=SQRT(((MAX([.B12:.D12])-MIN([.B12:.D12]))/2)^2+0.005^2)" office:value-type="float" office:value="0.005" calcext:value-type="float">
            <text:p>0.005</text:p>
          </table:table-cell>
          <table:table-cell table:number-columns-repeated="3"/>
          <table:table-cell table:formula="of:=LN([.A12])" office:value-type="float" office:value="4.49980967033027" calcext:value-type="float">
            <text:p>4.49980967033027</text:p>
          </table:table-cell>
          <table:table-cell table:formula="of:=LN([.E12])" office:value-type="float" office:value="2.4423470353692" calcext:value-type="float">
            <text:p>2.4423470353692</text:p>
          </table:table-cell>
          <table:table-cell table:formula="of:=0.05/[.A12]" office:value-type="float" office:value="0.000555555555555556" calcext:value-type="float">
            <text:p>0.000555555555556</text:p>
          </table:table-cell>
          <table:table-cell table:formula="of:=[.F12]/[.E12]" office:value-type="float" office:value="0.000434782608695652" calcext:value-type="float">
            <text:p>0.00043478260869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B12:.D12])" office:value-type="float" office:value="11.5" calcext:value-type="float">
            <text:p>11.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2:.D12])-MIN([.B12:.D12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1.3" calcext:value-type="float">
            <text:p>11.3</text:p>
          </table:table-cell>
          <table:table-cell office:value-type="float" office:value="11.35" calcext:value-type="float">
            <text:p>11.35</text:p>
          </table:table-cell>
          <table:table-cell office:value-type="float" office:value="11.3" calcext:value-type="float">
            <text:p>11.3</text:p>
          </table:table-cell>
          <table:table-cell table:formula="of:=AVERAGE([.B13:.D13])" office:value-type="float" office:value="11.3166666666667" calcext:value-type="float">
            <text:p>11.3166666666667</text:p>
          </table:table-cell>
          <table:table-cell table:formula="of:=SQRT(((MAX([.B13:.D13])-MIN([.B13:.D13]))/2)^2+0.005^2)" office:value-type="float" office:value="0.0254950975679634" calcext:value-type="float">
            <text:p>0.025495097567963</text:p>
          </table:table-cell>
          <table:table-cell table:number-columns-repeated="3"/>
          <table:table-cell table:formula="of:=LN([.A13])" office:value-type="float" office:value="4.60517018598809" calcext:value-type="float">
            <text:p>4.60517018598809</text:p>
          </table:table-cell>
          <table:table-cell table:formula="of:=LN([.E13])" office:value-type="float" office:value="2.4262765653366" calcext:value-type="float">
            <text:p>2.4262765653366</text:p>
          </table:table-cell>
          <table:table-cell table:formula="of:=0.05/[.A13]" office:value-type="float" office:value="0.0005" calcext:value-type="float">
            <text:p>0.0005</text:p>
          </table:table-cell>
          <table:table-cell table:formula="of:=[.F13]/[.E13]" office:value-type="float" office:value="0.00225288049201444" calcext:value-type="float">
            <text:p>0.00225288049201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13:.D13])" office:value-type="float" office:value="11.3166666666667" calcext:value-type="float">
            <text:p>11.31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3:.D13])-MIN([.B13:.D13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.25" calcext:value-type="float">
            <text:p>11.25</text:p>
          </table:table-cell>
          <table:table-cell office:value-type="float" office:value="11.3" calcext:value-type="float">
            <text:p>11.3</text:p>
          </table:table-cell>
          <table:table-cell office:value-type="float" office:value="11.25" calcext:value-type="float">
            <text:p>11.25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table:formula="of:=SQRT(((MAX([.B14:.D14])-MIN([.B14:.D14]))/2)^2+0.005^2)" office:value-type="float" office:value="0.0254950975679643" calcext:value-type="float">
            <text:p>0.025495097567964</text:p>
          </table:table-cell>
          <table:table-cell table:number-columns-repeated="3"/>
          <table:table-cell table:formula="of:=LN([.A14])" office:value-type="float" office:value="4.70048036579242" calcext:value-type="float">
            <text:p>4.70048036579242</text:p>
          </table:table-cell>
          <table:table-cell table:formula="of:=LN([.E14])" office:value-type="float" office:value="2.42184851382086" calcext:value-type="float">
            <text:p>2.42184851382086</text:p>
          </table:table-cell>
          <table:table-cell table:formula="of:=0.05/[.A14]" office:value-type="float" office:value="0.000454545454545455" calcext:value-type="float">
            <text:p>0.000454545454545</text:p>
          </table:table-cell>
          <table:table-cell table:formula="of:=[.F14]/[.E14]" office:value-type="float" office:value="0.00226287848236369" calcext:value-type="float">
            <text:p>0.002262878482364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B14:.D14])" office:value-type="float" office:value="11.2666666666667" calcext:value-type="float">
            <text:p>11.2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4:.D14])-MIN([.B14:.D14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1.15" calcext:value-type="float">
            <text:p>11.15</text:p>
          </table:table-cell>
          <table:table-cell office:value-type="float" office:value="11.2" calcext:value-type="float">
            <text:p>11.2</text:p>
          </table:table-cell>
          <table:table-cell office:value-type="float" office:value="11.15" calcext:value-type="float">
            <text:p>11.15</text:p>
          </table:table-cell>
          <table:table-cell table:formula="of:=AVERAGE([.B15:.D15])" office:value-type="float" office:value="11.1666666666667" calcext:value-type="float">
            <text:p>11.1666666666667</text:p>
          </table:table-cell>
          <table:table-cell table:formula="of:=SQRT(((MAX([.B15:.D15])-MIN([.B15:.D15]))/2)^2+0.005^2)" office:value-type="float" office:value="0.0254950975679634" calcext:value-type="float">
            <text:p>0.025495097567963</text:p>
          </table:table-cell>
          <table:table-cell table:number-columns-repeated="3"/>
          <table:table-cell table:formula="of:=LN([.A15])" office:value-type="float" office:value="4.78749174278205" calcext:value-type="float">
            <text:p>4.78749174278205</text:p>
          </table:table-cell>
          <table:table-cell table:formula="of:=LN([.E15])" office:value-type="float" office:value="2.41293315016291" calcext:value-type="float">
            <text:p>2.41293315016291</text:p>
          </table:table-cell>
          <table:table-cell table:formula="of:=0.05/[.A15]" office:value-type="float" office:value="0.000416666666666667" calcext:value-type="float">
            <text:p>0.000416666666667</text:p>
          </table:table-cell>
          <table:table-cell table:formula="of:=[.F15]/[.E15]" office:value-type="float" office:value="0.00228314306578777" calcext:value-type="float">
            <text:p>0.002283143065788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B15:.D15])" office:value-type="float" office:value="11.1666666666667" calcext:value-type="float">
            <text:p>11.1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5:.D15])-MIN([.B15:.D15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3" office:value-type="float" office:value="11.15" calcext:value-type="float">
            <text:p>11.15</text:p>
          </table:table-cell>
          <table:table-cell table:formula="of:=AVERAGE([.B16:.D16])" office:value-type="float" office:value="11.15" calcext:value-type="float">
            <text:p>11.15</text:p>
          </table:table-cell>
          <table:table-cell table:formula="of:=SQRT(((MAX([.B16:.D16])-MIN([.B16:.D16]))/2)^2+0.005^2)" office:value-type="float" office:value="0.005" calcext:value-type="float">
            <text:p>0.005</text:p>
          </table:table-cell>
          <table:table-cell table:number-columns-repeated="3"/>
          <table:table-cell table:formula="of:=LN([.A16])" office:value-type="float" office:value="4.86753445045558" calcext:value-type="float">
            <text:p>4.86753445045558</text:p>
          </table:table-cell>
          <table:table-cell table:formula="of:=LN([.E16])" office:value-type="float" office:value="2.41143949790613" calcext:value-type="float">
            <text:p>2.41143949790613</text:p>
          </table:table-cell>
          <table:table-cell table:formula="of:=0.05/[.A16]" office:value-type="float" office:value="0.000384615384615385" calcext:value-type="float">
            <text:p>0.000384615384615</text:p>
          </table:table-cell>
          <table:table-cell table:formula="of:=[.F16]/[.E16]" office:value-type="float" office:value="0.000448430493273543" calcext:value-type="float">
            <text:p>0.000448430493274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B16:.D16])" office:value-type="float" office:value="11.15" calcext:value-type="float">
            <text:p>11.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6:.D16])-MIN([.B16:.D16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2" office:value-type="float" office:value="11.1" calcext:value-type="float">
            <text:p>11.1</text:p>
          </table:table-cell>
          <table:table-cell office:value-type="float" office:value="11.05" calcext:value-type="float">
            <text:p>11.05</text:p>
          </table:table-cell>
          <table:table-cell table:formula="of:=AVERAGE([.B17:.D17])" office:value-type="float" office:value="11.0833333333333" calcext:value-type="float">
            <text:p>11.0833333333333</text:p>
          </table:table-cell>
          <table:table-cell table:formula="of:=SQRT(((MAX([.B17:.D17])-MIN([.B17:.D17]))/2)^2+0.005^2)" office:value-type="float" office:value="0.0254950975679634" calcext:value-type="float">
            <text:p>0.025495097567963</text:p>
          </table:table-cell>
          <table:table-cell table:number-columns-repeated="3"/>
          <table:table-cell table:formula="of:=LN([.A17])" office:value-type="float" office:value="4.9416424226093" calcext:value-type="float">
            <text:p>4.9416424226093</text:p>
          </table:table-cell>
          <table:table-cell table:formula="of:=LN([.E17])" office:value-type="float" office:value="2.40544247843375" calcext:value-type="float">
            <text:p>2.40544247843375</text:p>
          </table:table-cell>
          <table:table-cell table:formula="of:=0.05/[.A17]" office:value-type="float" office:value="0.000357142857142857" calcext:value-type="float">
            <text:p>0.000357142857143</text:p>
          </table:table-cell>
          <table:table-cell table:formula="of:=[.F17]/[.E17]" office:value-type="float" office:value="0.00230030955500422" calcext:value-type="float">
            <text:p>0.00230030955500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B17:.D17])" office:value-type="float" office:value="11.0833333333333" calcext:value-type="float">
            <text:p>11.08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7:.D17])-MIN([.B17:.D17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1.1" calcext:value-type="float">
            <text:p>11.1</text:p>
          </table:table-cell>
          <table:table-cell office:value-type="float" office:value="11.05" calcext:value-type="float">
            <text:p>11.05</text:p>
          </table:table-cell>
          <table:table-cell office:value-type="float" office:value="11.1" calcext:value-type="float">
            <text:p>11.1</text:p>
          </table:table-cell>
          <table:table-cell table:formula="of:=AVERAGE([.B18:.D18])" office:value-type="float" office:value="11.0833333333333" calcext:value-type="float">
            <text:p>11.0833333333333</text:p>
          </table:table-cell>
          <table:table-cell table:formula="of:=SQRT(((MAX([.B18:.D18])-MIN([.B18:.D18]))/2)^2+0.005^2)" office:value-type="float" office:value="0.0254950975679634" calcext:value-type="float">
            <text:p>0.025495097567963</text:p>
          </table:table-cell>
          <table:table-cell table:number-columns-repeated="3"/>
          <table:table-cell table:formula="of:=LN([.A18])" office:value-type="float" office:value="5.01063529409626" calcext:value-type="float">
            <text:p>5.01063529409626</text:p>
          </table:table-cell>
          <table:table-cell table:formula="of:=LN([.E18])" office:value-type="float" office:value="2.40544247843375" calcext:value-type="float">
            <text:p>2.40544247843375</text:p>
          </table:table-cell>
          <table:table-cell table:formula="of:=0.05/[.A18]" office:value-type="float" office:value="0.000333333333333333" calcext:value-type="float">
            <text:p>0.000333333333333</text:p>
          </table:table-cell>
          <table:table-cell table:formula="of:=[.F18]/[.E18]" office:value-type="float" office:value="0.00230030955500422" calcext:value-type="float">
            <text:p>0.002300309555004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B18:.D18])" office:value-type="float" office:value="11.0833333333333" calcext:value-type="float">
            <text:p>11.08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8:.D18])-MIN([.B18:.D18]))/2)^2+0.005^2)" office:value-type="float" office:value="0.0254950975679634" calcext:value-type="float">
            <text:p>0.025495097567963</text:p>
          </table:table-cell>
          <table:table-cell table:number-columns-repeated="1006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3" office:value-type="float" office:value="11.05" calcext:value-type="float">
            <text:p>11.05</text:p>
          </table:table-cell>
          <table:table-cell table:formula="of:=AVERAGE([.B19:.D19])" office:value-type="float" office:value="11.05" calcext:value-type="float">
            <text:p>11.05</text:p>
          </table:table-cell>
          <table:table-cell table:formula="of:=SQRT(((MAX([.B19:.D19])-MIN([.B19:.D19]))/2)^2+0.005^2)" office:value-type="float" office:value="0.005" calcext:value-type="float">
            <text:p>0.005</text:p>
          </table:table-cell>
          <table:table-cell table:number-columns-repeated="3"/>
          <table:table-cell table:formula="of:=LN([.A19])" office:value-type="float" office:value="5.07517381523383" calcext:value-type="float">
            <text:p>5.07517381523383</text:p>
          </table:table-cell>
          <table:table-cell table:formula="of:=LN([.E19])" office:value-type="float" office:value="2.40243042796376" calcext:value-type="float">
            <text:p>2.40243042796376</text:p>
          </table:table-cell>
          <table:table-cell table:formula="of:=0.05/[.A19]" office:value-type="float" office:value="0.0003125" calcext:value-type="float">
            <text:p>0.0003125</text:p>
          </table:table-cell>
          <table:table-cell table:formula="of:=[.F19]/[.E19]" office:value-type="float" office:value="0.000452488687782805" calcext:value-type="float">
            <text:p>0.000452488687783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B19:.D19])" office:value-type="float" office:value="11.05" calcext:value-type="float">
            <text:p>11.0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19:.D19])-MIN([.B19:.D19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.1" calcext:value-type="float">
            <text:p>11.1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table:formula="of:=AVERAGE([.B20:.D20])" office:value-type="float" office:value="11.0666666666667" calcext:value-type="float">
            <text:p>11.0666666666667</text:p>
          </table:table-cell>
          <table:table-cell table:formula="of:=SQRT(((MAX([.B20:.D20])-MIN([.B20:.D20]))/2)^2+0.005^2)" office:value-type="float" office:value="0.0502493781056043" calcext:value-type="float">
            <text:p>0.050249378105604</text:p>
          </table:table-cell>
          <table:table-cell table:number-columns-repeated="3"/>
          <table:table-cell table:formula="of:=LN([.A20])" office:value-type="float" office:value="5.13579843705026" calcext:value-type="float">
            <text:p>5.13579843705026</text:p>
          </table:table-cell>
          <table:table-cell table:formula="of:=LN([.E20])" office:value-type="float" office:value="2.40393758725433" calcext:value-type="float">
            <text:p>2.40393758725433</text:p>
          </table:table-cell>
          <table:table-cell table:formula="of:=0.05/[.A20]" office:value-type="float" office:value="0.000294117647058824" calcext:value-type="float">
            <text:p>0.000294117647059</text:p>
          </table:table-cell>
          <table:table-cell table:formula="of:=[.F20]/[.E20]" office:value-type="float" office:value="0.00454060645532569" calcext:value-type="float">
            <text:p>0.004540606455326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B20:.D20])" office:value-type="float" office:value="11.0666666666667" calcext:value-type="float">
            <text:p>11.0666666666667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0:.D20])-MIN([.B20:.D20]))/2)^2+0.005^2)" office:value-type="float" office:value="0.0502493781056043" calcext:value-type="float">
            <text:p>0.050249378105604</text:p>
          </table:table-cell>
          <table:table-cell table:number-columns-repeated="1006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3" office:value-type="float" office:value="11.05" calcext:value-type="float">
            <text:p>11.05</text:p>
          </table:table-cell>
          <table:table-cell table:formula="of:=AVERAGE([.B21:.D21])" office:value-type="float" office:value="11.05" calcext:value-type="float">
            <text:p>11.05</text:p>
          </table:table-cell>
          <table:table-cell table:formula="of:=SQRT(((MAX([.B21:.D21])-MIN([.B21:.D21]))/2)^2+0.005^2)" office:value-type="float" office:value="0.005" calcext:value-type="float">
            <text:p>0.005</text:p>
          </table:table-cell>
          <table:table-cell table:number-columns-repeated="3"/>
          <table:table-cell table:formula="of:=LN([.A21])" office:value-type="float" office:value="5.19295685089021" calcext:value-type="float">
            <text:p>5.19295685089021</text:p>
          </table:table-cell>
          <table:table-cell table:formula="of:=LN([.E21])" office:value-type="float" office:value="2.40243042796376" calcext:value-type="float">
            <text:p>2.40243042796376</text:p>
          </table:table-cell>
          <table:table-cell table:formula="of:=0.05/[.A21]" office:value-type="float" office:value="0.000277777777777778" calcext:value-type="float">
            <text:p>0.000277777777778</text:p>
          </table:table-cell>
          <table:table-cell table:formula="of:=[.F21]/[.E21]" office:value-type="float" office:value="0.000452488687782805" calcext:value-type="float">
            <text:p>0.000452488687783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B21:.D21])" office:value-type="float" office:value="11.05" calcext:value-type="float">
            <text:p>11.0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1:.D21])-MIN([.B21:.D21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1.1" calcext:value-type="float">
            <text:p>11.1</text:p>
          </table:table-cell>
          <table:table-cell table:formula="of:=AVERAGE([.B22:.D22])" office:value-type="float" office:value="11.1333333333333" calcext:value-type="float">
            <text:p>11.1333333333333</text:p>
          </table:table-cell>
          <table:table-cell table:formula="of:=SQRT(((MAX([.B22:.D22])-MIN([.B22:.D22]))/2)^2+0.005^2)" office:value-type="float" office:value="0.0254950975679643" calcext:value-type="float">
            <text:p>0.025495097567964</text:p>
          </table:table-cell>
          <table:table-cell table:number-columns-repeated="3"/>
          <table:table-cell table:formula="of:=LN([.A22])" office:value-type="float" office:value="5.24702407216049" calcext:value-type="float">
            <text:p>5.24702407216049</text:p>
          </table:table-cell>
          <table:table-cell table:formula="of:=LN([.E22])" office:value-type="float" office:value="2.40994361131454" calcext:value-type="float">
            <text:p>2.40994361131454</text:p>
          </table:table-cell>
          <table:table-cell table:formula="of:=0.05/[.A22]" office:value-type="float" office:value="0.000263157894736842" calcext:value-type="float">
            <text:p>0.000263157894737</text:p>
          </table:table-cell>
          <table:table-cell table:formula="of:=[.F22]/[.E22]" office:value-type="float" office:value="0.00228997882346984" calcext:value-type="float">
            <text:p>0.00228997882347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B22:.D22])" office:value-type="float" office:value="11.1333333333333" calcext:value-type="float">
            <text:p>11.1333333333333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2:.D22])-MIN([.B22:.D22]))/2)^2+0.005^2)" office:value-type="float" office:value="0.0254950975679643" calcext:value-type="float">
            <text:p>0.025495097567964</text:p>
          </table:table-cell>
          <table:table-cell table:number-columns-repeated="1006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 office:value-type="float" office:value="11.15" calcext:value-type="float">
            <text:p>11.15</text:p>
          </table:table-cell>
          <table:table-cell table:formula="of:=AVERAGE([.B23:.D23])" office:value-type="float" office:value="11.15" calcext:value-type="float">
            <text:p>11.15</text:p>
          </table:table-cell>
          <table:table-cell table:formula="of:=SQRT(((MAX([.B23:.D23])-MIN([.B23:.D23]))/2)^2+0.005^2)" office:value-type="float" office:value="0.005" calcext:value-type="float">
            <text:p>0.005</text:p>
          </table:table-cell>
          <table:table-cell table:number-columns-repeated="3"/>
          <table:table-cell table:formula="of:=LN([.A23])" office:value-type="float" office:value="5.29831736654804" calcext:value-type="float">
            <text:p>5.29831736654804</text:p>
          </table:table-cell>
          <table:table-cell table:formula="of:=LN([.E23])" office:value-type="float" office:value="2.41143949790613" calcext:value-type="float">
            <text:p>2.41143949790613</text:p>
          </table:table-cell>
          <table:table-cell table:formula="of:=0.05/[.A23]" office:value-type="float" office:value="0.00025" calcext:value-type="float">
            <text:p>0.00025</text:p>
          </table:table-cell>
          <table:table-cell table:formula="of:=[.F23]/[.E23]" office:value-type="float" office:value="0.000448430493273543" calcext:value-type="float">
            <text:p>0.00044843049327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B23:.D23])" office:value-type="float" office:value="11.15" calcext:value-type="float">
            <text:p>11.15</text:p>
          </table:table-cell>
          <table:table-cell office:value-type="float" office:value="0.05" calcext:value-type="float">
            <text:p>0.05</text:p>
          </table:table-cell>
          <table:table-cell table:style-name="ce5" table:formula="of:=SQRT(((MAX([.B23:.D23])-MIN([.B23:.D23]))/2)^2+0.005^2)" office:value-type="float" office:value="0.005" calcext:value-type="float">
            <text:p>0.005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24_20_5kHz" style:display-name="PageStyle_D24 5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_20_100kHz" style:display-name="PageStyle_D24 10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_20_10_20_kHz" style:display-name="PageStyle_D24 10 kH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24_20_30kHz" style:display-name="PageStyle_D24 3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24_20_60kHz" style:display-name="PageStyle_D24 60k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8-01-23T16:54:41.233343789</dc:date>
    <meta:generator>LibreOffice/5.3.7.2.0$Linux_X86_64 LibreOffice_project/30$Build-2</meta:generator>
    <meta:editing-duration>PT6M43S</meta:editing-duration>
    <meta:editing-cycles>2</meta:editing-cycles>
    <meta:document-statistic meta:table-count="5" meta:cell-count="14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